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4.svm"/>
  <manifest:file-entry manifest:media-type="" manifest:full-path="Pictures/TablePreview3.svm"/>
  <manifest:file-entry manifest:media-type="" manifest:full-path="Pictures/TablePreview2.svm"/>
  <manifest:file-entry manifest:media-type="" manifest:full-path="Pictures/TablePreview5.svm"/>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solid" draw:fill-color="#99ccff" draw:opacity="20%" draw:textarea-horizontal-align="justify" draw:textarea-vertical-align="top" draw:auto-grow-height="true" fo:padding-top="0.13cm" fo:padding-bottom="0.13cm" fo:padding-left="0.25cm" fo:padding-right="0.25cm" fo:wrap-option="wrap" draw:shadow="hidden" draw:shadow-color="#808080"/>
    </style:style>
    <style:style style:name="gr2" style:family="graphic">
      <style:graphic-properties draw:stroke="solid" svg:stroke-width="0.026cm" svg:stroke-color="#000000" draw:stroke-linejoin="miter"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3" style:family="graphic">
      <style:graphic-properties style:protect="size"/>
    </style:style>
    <style:style style:name="gr4" style:family="graphic">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5" style:family="graphic">
      <style:graphic-properties draw:stroke="solid" svg:stroke-width="0.026cm" svg:stroke-color="#000000" draw:stroke-linejoin="miter" draw:fill="solid" draw:fill-color="#dddcd9" draw:opacity="25%"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graphic-properties draw:stroke="solid" svg:stroke-width="0.026cm" svg:stroke-color="#000000" draw:stroke-linejoin="miter" draw:fill="solid" draw:fill-color="#ccffcc" draw:opacity="15%" draw:textarea-horizontal-align="justify" draw:textarea-vertical-align="middle" draw:auto-grow-height="false" fo:padding-top="0.13cm" fo:padding-bottom="0.13cm" fo:padding-left="0.25cm" fo:padding-right="0.25cm" fo:wrap-option="no-wrap" draw:shadow="hidden" draw:shadow-color="#808080"/>
    </style:style>
    <style:style style:name="gr7" style:family="graphic">
      <style:graphic-properties draw:stroke="solid" svg:stroke-width="0.026cm" svg:stroke-color="#000000" draw:stroke-linejoin="miter" draw:fill="solid" draw:fill-color="#ccffcc" draw:opacity="15%"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graphic-properties draw:stroke="solid" svg:stroke-width="0.026cm" svg:stroke-color="#000000" draw:stroke-linejoin="miter" draw:fill="solid" draw:fill-color="#3366ff" draw:opacity="5%" draw:textarea-horizontal-align="justify" draw:textarea-vertical-align="middle" draw:auto-grow-height="false" fo:padding-top="0.13cm" fo:padding-bottom="0.13cm" fo:padding-left="0.25cm" fo:padding-right="0.25cm" fo:wrap-option="no-wrap" draw:shadow="hidden" draw:shadow-color="#808080"/>
    </style:style>
    <style:style style:name="gr9" style:family="graphic">
      <style:graphic-properties draw:stroke="solid" svg:stroke-width="0.026cm" svg:stroke-color="#000000" draw:stroke-linejoin="miter" draw:fill="solid" draw:fill-color="#3366ff" draw:opacity="5%"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graphic-properties draw:stroke="solid" svg:stroke-width="0.026cm" svg:stroke-color="#000000" draw:stroke-linejoin="miter" draw:fill="solid" draw:fill-color="#ffcc99" draw:opacity="30%" draw:textarea-horizontal-align="justify" draw:textarea-vertical-align="middle" draw:auto-grow-height="false" fo:padding-top="0.13cm" fo:padding-bottom="0.13cm" fo:padding-left="0.25cm" fo:padding-right="0.25cm" fo:wrap-option="no-wrap" draw:shadow="hidden" draw:shadow-color="#808080"/>
    </style:style>
    <style:style style:name="gr11" style:family="graphic">
      <style:graphic-properties draw:stroke="solid" svg:stroke-width="0.026cm" svg:stroke-color="#006c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 style:family="graphic">
      <style:graphic-properties draw:stroke="solid" svg:stroke-width="0.026cm" svg:stroke-color="#272777"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3" style:family="graphic">
      <style:graphic-properties draw:stroke="solid" svg:stroke-width="0.026cm" svg:stroke-color="#705404"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4" style:family="graphic">
      <style:graphic-properties draw:stroke="dash" draw:stroke-dash="Dash_20_4"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pr1" style:family="presentation" style:parent-style-name="Default-notes">
      <style:graphic-properties draw:fill-color="#ffffff" fo:min-height="11.43cm"/>
    </style:style>
    <style:style style:name="co1" style:family="table-column">
      <style:table-column-properties style:column-width="4.556cm" style:use-optimal-column-width="false"/>
    </style:style>
    <style:style style:name="co2" style:family="table-column">
      <style:table-column-properties style:column-width="2.209cm" style:use-optimal-column-width="false"/>
    </style:style>
    <style:style style:name="co3" style:family="table-column">
      <style:table-column-properties style:column-width="2.205cm" style:use-optimal-column-width="false"/>
    </style:style>
    <style:style style:name="co4" style:family="table-column">
      <style:table-column-properties style:column-width="2.21cm" style:use-optimal-column-width="false"/>
    </style:style>
    <style:style style:name="co5" style:family="table-column">
      <style:table-column-properties style:column-width="2.213cm" style:use-optimal-column-width="false"/>
    </style:style>
    <style:style style:name="co6" style:family="table-column">
      <style:table-column-properties style:column-width="2.54cm" style:use-optimal-column-width="false"/>
    </style:style>
    <style:style style:name="co7" style:family="table-column">
      <style:table-column-properties style:column-width="2.752cm" style:use-optimal-column-width="false"/>
    </style:style>
    <style:style style:name="co8" style:family="table-column">
      <style:table-column-properties style:column-width="6.562cm" style:use-optimal-column-width="false"/>
    </style:style>
    <style:style style:name="co9" style:family="table-column">
      <style:table-column-properties style:column-width="5.503cm" style:use-optimal-column-width="false"/>
    </style:style>
    <style:style style:name="co10" style:family="table-column">
      <style:table-column-properties style:column-width="1.693cm" style:use-optimal-column-width="false"/>
    </style:style>
    <style:style style:name="co11" style:family="table-column">
      <style:table-column-properties style:column-width="1.694cm" style:use-optimal-column-width="false"/>
    </style:style>
    <style:style style:name="co12" style:family="table-column">
      <style:table-column-properties style:column-width="2.328cm" style:use-optimal-column-width="false"/>
    </style:style>
    <style:style style:name="co13" style:family="table-column">
      <style:table-column-properties style:column-width="3.81cm" style:use-optimal-column-width="false"/>
    </style:style>
    <style:style style:name="co14" style:family="table-column">
      <style:table-column-properties style:column-width="5.927cm" style:use-optimal-column-width="false"/>
    </style:style>
    <style:style style:name="co15" style:family="table-column">
      <style:table-column-properties style:column-width="5.08cm" style:use-optimal-column-width="false"/>
    </style:style>
    <style:style style:name="co16" style:family="table-column">
      <style:table-column-properties style:column-width="1.481cm" style:use-optimal-column-width="false"/>
    </style:style>
    <style:style style:name="co17" style:family="table-column">
      <style:table-column-properties style:column-width="1.482cm" style:use-optimal-column-width="false"/>
    </style:style>
    <style:style style:name="co18" style:family="table-column">
      <style:table-column-properties style:column-width="2.117cm" style:use-optimal-column-width="false"/>
    </style:style>
    <style:style style:name="co19" style:family="table-column">
      <style:table-column-properties style:column-width="2.116cm" style:use-optimal-column-width="false"/>
    </style:style>
    <style:style style:name="co20" style:family="table-column">
      <style:table-column-properties style:column-width="2.963cm" style:use-optimal-column-width="false"/>
    </style:style>
    <style:style style:name="co21" style:family="table-column">
      <style:table-column-properties style:column-width="2.15cm" style:use-optimal-column-width="false"/>
    </style:style>
    <style:style style:name="co22" style:family="table-column">
      <style:table-column-properties style:column-width="2.141cm" style:use-optimal-column-width="false"/>
    </style:style>
    <style:style style:name="co23" style:family="table-column">
      <style:table-column-properties style:column-width="2.145cm" style:use-optimal-column-width="false"/>
    </style:style>
    <style:style style:name="ro1" style:family="table-row">
      <style:table-row-properties style:row-height="1.023cm"/>
    </style:style>
    <style:style style:name="ro2" style:family="table-row">
      <style:table-row-properties style:row-height="0.642cm"/>
    </style:style>
    <style:style style:name="ro3" style:family="table-row">
      <style:table-row-properties style:row-height="0.684cm"/>
    </style:style>
    <style:style style:name="ro4" style:family="table-row">
      <style:table-row-properties style:row-height="1.229cm"/>
    </style:style>
    <style:style style:name="ro5" style:family="table-row">
      <style:table-row-properties style:row-height="1.23cm"/>
    </style:style>
    <style:style style:name="ce1" style:family="table-cell">
      <style:graphic-properties draw:fill="none" style:repeat="repeat" fo:padding-top="0.13cm" fo:padding-bottom="0.13cm" fo:padding-left="0.25cm" fo:padding-right="0.25cm"/>
      <style:paragraph-properties fo:margin-left="0.952cm" fo:margin-right="0cm" fo:margin-top="0cm" fo:margin-bottom="0cm" fo:text-indent="-0.952cm" fo:border="none"/>
    </style:style>
    <style:style style:name="ce2"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3"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4"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5"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6"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7"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8"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9" style:family="table-cell">
      <style:graphic-properties draw:fill="solid" draw:fill-color="#cccccc" draw:opacity="100%" style:repeat="repeat" fo:padding-top="0.13cm" fo:padding-bottom="0.13cm" fo:padding-left="0.25cm" fo:padding-right="0.25cm"/>
      <style:paragraph-properties fo:margin-left="0.952cm" fo:margin-right="0cm" fo:margin-top="0cm" fo:margin-bottom="0cm" fo:text-align="center" fo:text-indent="-0.952cm" fo:border="none"/>
    </style:style>
    <style:style style:name="ce10"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11" style:family="table-cell">
      <style:graphic-properties draw:fill="none" style:repeat="repeat" fo:padding-top="0.13cm" fo:padding-bottom="0.13cm" fo:padding-left="0.25cm" fo:padding-right="0.25cm"/>
    </style:style>
    <style:style style:name="ce12"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13"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14"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15"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16"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17"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18"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19"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20"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21"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22"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23"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24"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25"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26"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27" style:family="table-cell">
      <style:graphic-properties draw:fill="solid" draw:fill-color="#e6e6e6" draw:opacity="100%" style:repeat="repeat" fo:padding-top="0.13cm" fo:padding-bottom="0.13cm" fo:padding-left="0.25cm" fo:padding-right="0.25cm"/>
      <style:paragraph-properties fo:margin-left="0.952cm" fo:margin-right="0cm" fo:margin-top="0cm" fo:margin-bottom="0cm" fo:text-indent="-0.952cm" fo:border="none"/>
    </style:style>
    <style:style style:name="ce28"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29"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0"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1"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2"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3"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4"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5" style:family="table-cell">
      <style:graphic-properties draw:fill="none" style:repeat="repeat" fo:padding-top="0.13cm" fo:padding-bottom="0.13cm" fo:padding-left="0.25cm" fo:padding-right="0.25cm"/>
      <style:paragraph-properties fo:margin-left="0.952cm" fo:margin-right="0cm" fo:margin-top="0cm" fo:margin-bottom="0cm" fo:text-align="center" fo:text-indent="-0.952cm" fo:border="none"/>
    </style:style>
    <style:style style:name="ce36" style:family="table-cell">
      <style:graphic-properties draw:fill="none" style:repeat="repeat" fo:padding-top="0.13cm" fo:padding-bottom="0.13cm" fo:padding-left="0.25cm" fo:padding-right="0.25cm"/>
      <style:paragraph-properties fo:margin-left="0cm" fo:margin-right="0cm" fo:margin-top="0cm" fo:margin-bottom="0cm" fo:text-indent="0cm" fo:border="0.035cm solid #000000"/>
    </style:style>
    <style:style style:name="ce37" style:family="table-cell">
      <style:graphic-properties draw:fill="solid" draw:fill-color="#cccccc" draw:opacity="100%"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38"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39"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40"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41"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42"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43"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44"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45"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46"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47"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48" style:family="table-cell">
      <style:graphic-properties draw:fill="solid" draw:fill-color="#e6e6e6" draw:opacity="100%" style:repeat="repeat" fo:padding-top="0.13cm" fo:padding-bottom="0.13cm" fo:padding-left="0.25cm" fo:padding-right="0.25cm"/>
      <style:paragraph-properties fo:margin-left="0cm" fo:margin-right="0cm" fo:margin-top="0cm" fo:margin-bottom="0cm" fo:text-indent="0cm" fo:border="0.035cm solid #000000"/>
    </style:style>
    <style:style style:name="ce49" style:family="table-cell">
      <style:graphic-properties draw:fill="none" style:repeat="repeat" fo:padding-top="0.13cm" fo:padding-bottom="0.13cm" fo:padding-left="0.25cm" fo:padding-right="0.25cm"/>
      <style:paragraph-properties fo:margin-left="0cm" fo:margin-right="0cm" fo:margin-top="0cm" fo:margin-bottom="0cm" fo:text-align="center" fo:text-indent="0cm" fo:border="0.035cm solid #000000"/>
    </style:style>
    <style:style style:name="ce50" style:family="table-cell">
      <style:graphic-properties draw:fill="solid" draw:fill-color="#e1e6de" draw:opacity="100%" style:repeat="repeat" fo:padding-top="0.13cm" fo:padding-bottom="0.13cm" fo:padding-left="0.25cm" fo:padding-right="0.25cm"/>
      <style:paragraph-properties fo:margin-left="0cm" fo:margin-right="0cm" fo:margin-top="0.088cm" fo:margin-bottom="0cm" fo:text-align="center" fo:text-indent="0cm" fo:border-left="0.079cm solid #000000" fo:border-right="0.035cm solid #000000" fo:border-top="0.079cm solid #000000" fo:border-bottom="0.035cm solid #000000"/>
    </style:style>
    <style:style style:name="ce51" style:family="table-cell">
      <style:graphic-properties draw:fill="solid" draw:fill-color="#e1e6de"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52"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53"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54"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55"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56"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79cm solid #000000" fo:border-bottom="0.035cm solid #000000"/>
    </style:style>
    <style:style style:name="ce57"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58"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5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64"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65"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6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6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7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71"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72"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7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7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7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7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7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78"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79"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8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85"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86"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8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8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92"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93"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9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9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99"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79cm solid #000000"/>
    </style:style>
    <style:style style:name="ce100" style:family="table-cell">
      <style:graphic-properties draw:fill="none" style:repeat="repeat" fo:padding-top="0.13cm" fo:padding-bottom="0.13cm" fo:padding-left="0.25cm" fo:padding-right="0.25cm"/>
      <style:paragraph-properties fo:margin-left="0cm" fo:margin-right="0cm" fo:margin-top="0.088cm" fo:margin-bottom="0cm" fo:text-indent="0cm" fo:border-left="0.035cm solid #000000" fo:border-right="0.035cm solid #000000" fo:border-top="0.035cm solid #000000" fo:border-bottom="0.079cm solid #000000"/>
    </style:style>
    <style:style style:name="ce10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10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10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10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10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79cm solid #000000"/>
    </style:style>
    <style:style style:name="ce106" style:family="table-cell">
      <style:graphic-properties draw:fill="solid" draw:fill-color="#e1e6de" draw:opacity="100%" style:repeat="repeat" fo:padding-top="0.13cm" fo:padding-bottom="0.13cm" fo:padding-left="0.25cm" fo:padding-right="0.25cm"/>
      <style:paragraph-properties fo:margin-left="0cm" fo:margin-right="0cm" fo:margin-top="0.088cm" fo:margin-bottom="0cm" fo:text-align="center" fo:text-indent="0cm" fo:border-left="0.079cm solid #000000" fo:border-right="0.035cm solid #000000" fo:border-top="0.079cm solid #000000" fo:border-bottom="0.035cm solid #000000"/>
    </style:style>
    <style:style style:name="ce107" style:family="table-cell">
      <style:graphic-properties draw:fill="solid" draw:fill-color="#e1e6de"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08"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09"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10"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11"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12"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79cm solid #000000" fo:border-bottom="0.035cm solid #000000"/>
    </style:style>
    <style:style style:name="ce113" style:family="table-cell">
      <style:graphic-properties draw:fill="solid" draw:fill-color="#ede4d7" draw:opacity="100%"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79cm solid #000000" fo:border-bottom="0.035cm solid #000000"/>
    </style:style>
    <style:style style:name="ce114"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15"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1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1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1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1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22"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23"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2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2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30"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31"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3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3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3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3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3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3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38"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39"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4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46"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47"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4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4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54"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55"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5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5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62"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63"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6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6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70"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71"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7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7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7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7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7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7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78"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79"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8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86"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87"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8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8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194"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195"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19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19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0"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1"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202"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35cm solid #000000"/>
    </style:style>
    <style:style style:name="ce203" style:family="table-cell">
      <style:graphic-properties draw:fill="none" style:repeat="repeat" fo:padding-top="0.13cm" fo:padding-bottom="0.13cm" fo:padding-left="0.25cm" fo:padding-right="0.25cm"/>
      <style:paragraph-properties fo:margin-left="0cm" fo:margin-right="0cm" fo:margin-top="0.088cm" fo:margin-bottom="0cm" fo:text-indent="0cm" fo:border="0.035cm solid #000000"/>
    </style:style>
    <style:style style:name="ce20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8"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0.035cm solid #000000"/>
    </style:style>
    <style:style style:name="ce209"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35cm solid #000000"/>
    </style:style>
    <style:style style:name="ce210" style:family="table-cell">
      <style:graphic-properties draw:fill="none" style:repeat="repeat" fo:padding-top="0.13cm" fo:padding-bottom="0.13cm" fo:padding-left="0.25cm" fo:padding-right="0.25cm"/>
      <style:paragraph-properties fo:margin-left="0cm" fo:margin-right="0cm" fo:margin-top="0.088cm" fo:margin-bottom="0cm" fo:text-indent="0cm" fo:border-left="0.079cm solid #000000" fo:border-right="0.035cm solid #000000" fo:border-top="0.035cm solid #000000" fo:border-bottom="0.079cm solid #000000"/>
    </style:style>
    <style:style style:name="ce211" style:family="table-cell">
      <style:graphic-properties draw:fill="none" style:repeat="repeat" fo:padding-top="0.13cm" fo:padding-bottom="0.13cm" fo:padding-left="0.25cm" fo:padding-right="0.25cm"/>
      <style:paragraph-properties fo:margin-left="0cm" fo:margin-right="0cm" fo:margin-top="0.088cm" fo:margin-bottom="0cm" fo:text-indent="0cm" fo:border-left="0.035cm solid #000000" fo:border-right="0.035cm solid #000000" fo:border-top="0.035cm solid #000000" fo:border-bottom="0.079cm solid #000000"/>
    </style:style>
    <style:style style:name="ce212"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213"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214"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215"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216"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35cm solid #000000" fo:border-top="0.035cm solid #000000" fo:border-bottom="0.079cm solid #000000"/>
    </style:style>
    <style:style style:name="ce217" style:family="table-cell">
      <style:graphic-properties draw:fill="none" style:repeat="repeat" fo:padding-top="0.13cm" fo:padding-bottom="0.13cm" fo:padding-left="0.25cm" fo:padding-right="0.25cm"/>
      <style:paragraph-properties fo:margin-left="0cm" fo:margin-right="0cm" fo:margin-top="0.088cm" fo:margin-bottom="0cm" fo:text-align="center" fo:text-indent="0cm" fo:border-left="0.035cm solid #000000" fo:border-right="0.079cm solid #000000" fo:border-top="0.035cm solid #000000" fo:border-bottom="0.079cm solid #000000"/>
    </style:style>
    <style:style style:name="ce218"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79cm solid #000000" fo:border-bottom="0.035cm solid #000000"/>
    </style:style>
    <style:style style:name="ce219"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35cm solid #000000" fo:border-top="0.079cm solid #000000" fo:border-bottom="0.035cm solid #000000"/>
    </style:style>
    <style:style style:name="ce220"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35cm solid #000000" fo:border-top="0.079cm solid #000000" fo:border-bottom="0.035cm solid #000000"/>
    </style:style>
    <style:style style:name="ce221"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35cm solid #000000" fo:border-top="0.079cm solid #000000" fo:border-bottom="0.035cm solid #000000"/>
    </style:style>
    <style:style style:name="ce222"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35cm solid #000000" fo:border-top="0.079cm solid #000000" fo:border-bottom="0.035cm solid #000000"/>
    </style:style>
    <style:style style:name="ce223"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35cm solid #000000" fo:border-top="0.079cm solid #000000" fo:border-bottom="0.035cm solid #000000"/>
    </style:style>
    <style:style style:name="ce224"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35cm solid #000000" fo:border-right="0.079cm solid #000000" fo:border-top="0.079cm solid #000000" fo:border-bottom="0.035cm solid #000000"/>
    </style:style>
    <style:style style:name="ce225"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35cm solid #000000"/>
    </style:style>
    <style:style style:name="ce226"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27"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28"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29"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0"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1"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35cm solid #000000"/>
    </style:style>
    <style:style style:name="ce232"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35cm solid #000000"/>
    </style:style>
    <style:style style:name="ce233"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4"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5"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6"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7"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38"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35cm solid #000000"/>
    </style:style>
    <style:style style:name="ce239"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35cm solid #000000"/>
    </style:style>
    <style:style style:name="ce240"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1"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2"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3"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4"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5"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35cm solid #000000"/>
    </style:style>
    <style:style style:name="ce246"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35cm solid #000000"/>
    </style:style>
    <style:style style:name="ce247"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8"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49"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0"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1"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2"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35cm solid #000000"/>
    </style:style>
    <style:style style:name="ce253"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35cm solid #000000"/>
    </style:style>
    <style:style style:name="ce254"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5"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6"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7"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8" style:family="table-cell">
      <style:graphic-properties draw:fill="none" style:repeat="repeat" fo:padding-top="0.13cm" fo:padding-bottom="0.13cm" fo:padding-left="0.25cm" fo:padding-right="0.25cm"/>
      <style:paragraph-properties fo:margin-left="0cm" fo:margin-right="0cm" fo:margin-top="0.141cm" fo:margin-bottom="0cm" fo:text-align="center" fo:text-indent="0cm" fo:border="0.035cm solid #000000"/>
    </style:style>
    <style:style style:name="ce259"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35cm solid #000000"/>
    </style:style>
    <style:style style:name="ce260" style:family="table-cell">
      <style:graphic-properties draw:fill="none" style:repeat="repeat" fo:padding-top="0.13cm" fo:padding-bottom="0.13cm" fo:padding-left="0.25cm" fo:padding-right="0.25cm"/>
      <style:paragraph-properties fo:margin-left="0cm" fo:margin-right="0cm" fo:margin-top="0.176cm" fo:margin-bottom="0cm" fo:text-align="center" fo:text-indent="0cm" fo:border-left="0.079cm solid #000000" fo:border-right="0.035cm solid #000000" fo:border-top="0.035cm solid #000000" fo:border-bottom="0.079cm solid #000000"/>
    </style:style>
    <style:style style:name="ce261"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35cm solid #000000" fo:border-top="0.035cm solid #000000" fo:border-bottom="0.079cm solid #000000"/>
    </style:style>
    <style:style style:name="ce262"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35cm solid #000000" fo:border-top="0.035cm solid #000000" fo:border-bottom="0.079cm solid #000000"/>
    </style:style>
    <style:style style:name="ce263"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35cm solid #000000" fo:border-top="0.035cm solid #000000" fo:border-bottom="0.079cm solid #000000"/>
    </style:style>
    <style:style style:name="ce264"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35cm solid #000000" fo:border-top="0.035cm solid #000000" fo:border-bottom="0.079cm solid #000000"/>
    </style:style>
    <style:style style:name="ce265"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35cm solid #000000" fo:border-top="0.035cm solid #000000" fo:border-bottom="0.079cm solid #000000"/>
    </style:style>
    <style:style style:name="ce266" style:family="table-cell">
      <style:graphic-properties draw:fill="solid" draw:fill-color="#e1e6de" draw:opacity="-4900%" style:repeat="repeat" fo:padding-top="0.13cm" fo:padding-bottom="0.13cm" fo:padding-left="0.25cm" fo:padding-right="0.25cm"/>
      <style:paragraph-properties fo:margin-left="0cm" fo:margin-right="0cm" fo:margin-top="0.141cm" fo:margin-bottom="0cm" fo:text-align="center" fo:text-indent="0cm" fo:border-left="0.035cm solid #000000" fo:border-right="0.079cm solid #000000" fo:border-top="0.035cm solid #000000" fo:border-bottom="0.079cm solid #000000"/>
    </style:style>
    <style:style style:name="P1" style:family="paragraph">
      <style:paragraph-properties fo:margin-left="0.952cm" fo:margin-right="0cm" fo:margin-top="0cm" fo:margin-bottom="0cm" fo:text-indent="-0.952cm"/>
    </style:style>
    <style:style style:name="P2" style:family="paragraph">
      <style:paragraph-properties fo:margin-left="0.952cm" fo:margin-right="0cm" fo:margin-top="0cm" fo:margin-bottom="0cm" fo:text-align="center" fo:text-indent="-0.952cm"/>
    </style:style>
    <style:style style:name="P3" style:family="paragraph">
      <style:paragraph-properties fo:margin-left="0cm" fo:margin-right="0cm" fo:margin-top="0.529cm" fo:margin-bottom="0cm" fo:text-align="center" fo:text-indent="0cm"/>
    </style:style>
    <style:style style:name="P4" style:family="paragraph">
      <style:paragraph-properties style:writing-mode="lr-tb" style:font-independent-line-spacing="true"/>
    </style:style>
    <style:style style:name="P5" style:family="paragraph">
      <style:paragraph-properties fo:margin-left="0cm" fo:margin-right="0cm" fo:margin-top="0cm" fo:margin-bottom="0cm" fo:text-indent="0cm"/>
    </style:style>
    <style:style style:name="P6" style:family="paragraph">
      <style:paragraph-properties fo:margin-left="0cm" fo:margin-right="0cm" fo:margin-top="0cm" fo:margin-bottom="0cm" fo:text-align="center" fo:text-indent="0cm"/>
    </style:style>
    <style:style style:name="P7" style:family="paragraph">
      <style:paragraph-properties fo:margin-left="0cm" fo:margin-right="0cm" fo:margin-top="0.264cm" fo:margin-bottom="0cm" fo:text-indent="0cm"/>
    </style:style>
    <style:style style:name="P8" style:family="paragraph">
      <style:paragraph-properties fo:margin-left="0cm" fo:margin-right="0cm" fo:margin-top="0.264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308cm" fo:margin-bottom="0.216cm" fo:text-indent="0cm"/>
    </style:style>
    <style:style style:name="P10" style:family="paragraph">
      <style:paragraph-properties fo:margin-left="0cm" fo:margin-right="0cm" fo:margin-top="0.088cm" fo:margin-bottom="0cm" fo:text-align="center" fo:text-indent="0cm"/>
    </style:style>
    <style:style style:name="P11" style:family="paragraph">
      <style:paragraph-properties fo:margin-left="0cm" fo:margin-right="0cm" fo:margin-top="0.088cm" fo:margin-bottom="0cm" fo:text-indent="0cm"/>
    </style:style>
    <style:style style:name="P12" style:family="paragraph">
      <style:paragraph-properties fo:margin-left="0cm" fo:margin-right="0cm" fo:margin-top="0.176cm" fo:margin-bottom="0cm" fo:text-align="center" fo:text-indent="0cm"/>
    </style:style>
    <style:style style:name="P13" style:family="paragraph">
      <style:paragraph-properties fo:margin-left="0cm" fo:margin-right="0cm" fo:margin-top="0.141cm" fo:margin-bottom="0cm" fo:text-align="center" fo:text-indent="0cm"/>
    </style:style>
    <style:style style:name="P14" style:family="paragraph">
      <style:paragraph-properties fo:margin-left="0cm" fo:margin-right="0cm" fo:margin-top="0.264cm" fo:margin-bottom="0cm" fo:text-align="justify" fo:text-indent="0cm"/>
    </style:style>
    <style:style style:name="P15" style:family="paragraph">
      <style:paragraph-properties fo:margin-left="0cm" fo:margin-right="0cm" fo:text-align="center" fo:text-indent="0cm"/>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308cm" fo:margin-bottom="0cm" fo:text-indent="0cm"/>
    </style:style>
    <style:style style:name="P18" style:family="paragraph">
      <style:paragraph-properties fo:margin-left="0cm" fo:margin-right="0cm" fo:margin-top="0.264cm" fo:margin-bottom="0cm" fo:text-align="center" fo:text-indent="0cm"/>
    </style:style>
    <style:style style:name="P19" style:family="paragraph">
      <style:paragraph-properties fo:margin-left="0cm" fo:margin-right="0cm" fo:margin-top="0.22cm" fo:margin-bottom="0cm" fo:text-align="center" fo:text-indent="0cm"/>
    </style:style>
    <style:style style:name="T1" style:family="text">
      <style:text-properties fo:color="#000000" fo:font-size="9pt" fo:language="es" fo:country="ES" style:font-family-asian="Arial" style:font-pitch-asian="variable" style:font-size-asian="9pt" style:font-family-complex="Arial" style:font-pitch-complex="variable" style:font-size-complex="9pt"/>
    </style:style>
    <style:style style:name="T2" style:family="text">
      <style:text-properties fo:color="#000000" fo:font-size="9pt" fo:language="es" fo:country="ES" fo:font-weight="bold" style:font-family-asian="Arial" style:font-pitch-asian="variable" style:font-size-asian="9pt" style:font-weight-asian="bold" style:font-family-complex="Arial" style:font-pitch-complex="variable" style:font-size-complex="9pt" style:font-weight-complex="bold"/>
    </style:style>
    <style:style style:name="T3" style:family="text">
      <style:text-properties fo:font-size="24pt" fo:language="es" fo:country="UY" style:font-size-asian="24pt" style:font-size-complex="24pt"/>
    </style:style>
    <style:style style:name="T4" style:family="text">
      <style:text-properties fo:font-size="12pt" fo:language="es" fo:country="UY" fo:font-weight="bold" style:font-size-asian="12pt" style:font-weight-asian="bold" style:font-size-complex="12pt" style:font-weight-complex="bold"/>
    </style:style>
    <style:style style:name="T5" style:family="text">
      <style:text-properties fo:font-size="12pt" fo:language="es" fo:country="UY" style:font-size-asian="12pt" style:font-size-complex="12pt"/>
    </style:style>
    <style:style style:name="T6" style:family="text">
      <style:text-properties fo:font-size="14pt" fo:language="es" fo:country="UY" style:font-size-asian="14pt" style:font-size-complex="14pt"/>
    </style:style>
    <style:style style:name="T7" style:family="text">
      <style:text-properties fo:color="#000000" fo:font-size="10pt" fo:language="es" fo:country="UY" fo:font-weight="bold" style:font-size-asian="10pt" style:font-weight-asian="bold" style:font-size-complex="10pt" style:font-weight-complex="bold"/>
    </style:style>
    <style:style style:name="T8" style:family="text">
      <style:text-properties fo:color="#000000" fo:font-size="10pt" fo:language="es" fo:country="UY" style:font-size-asian="10pt" style:font-size-complex="10pt"/>
    </style:style>
    <style:style style:name="T9" style:family="text">
      <style:text-properties fo:color="#000000" fo:font-size="10pt" fo:language="es" fo:country="ES" style:font-size-asian="10pt" style:font-size-complex="10pt"/>
    </style:style>
    <style:style style:name="T10" style:family="text">
      <style:text-properties fo:color="#000000" fo:font-size="20pt" fo:language="es" fo:country="UY" fo:font-weight="bold" style:font-size-asian="20pt" style:font-weight-asian="bold" style:font-size-complex="20pt" style:font-weight-complex="bold"/>
    </style:style>
    <style:style style:name="T11" style:family="text">
      <style:text-properties fo:color="#000000" fo:font-size="16pt" fo:language="es" fo:country="UY" style:font-size-asian="16pt" style:font-size-complex="16pt"/>
    </style:style>
    <style:style style:name="T12" style:family="text">
      <style:text-properties fo:font-size="10pt" fo:language="es" fo:country="UY" fo:font-weight="bold" style:font-size-asian="10pt" style:font-weight-asian="bold" style:font-size-complex="10pt" style:font-weight-complex="bold"/>
    </style:style>
    <style:style style:name="T13" style:family="text">
      <style:text-properties fo:color="#006400" fo:font-size="14pt" fo:language="es" fo:country="UY" fo:font-weight="bold" style:font-size-asian="14pt" style:font-weight-asian="bold" style:font-size-complex="14pt" style:font-weight-complex="bold"/>
    </style:style>
    <style:style style:name="T14" style:family="text">
      <style:text-properties fo:color="#24246e" fo:font-size="14pt" fo:language="es" fo:country="UY" style:font-size-asian="14pt" style:font-size-complex="14pt"/>
    </style:style>
    <style:style style:name="T15" style:family="text">
      <style:text-properties fo:color="#6f4507" fo:font-size="12pt" fo:language="es" fo:country="UY" style:font-size-asian="12pt" style:font-size-complex="12pt"/>
    </style:style>
    <style:style style:name="T16" style:family="text">
      <style:text-properties fo:font-size="10pt" fo:language="es" fo:country="UY" style:font-size-asian="10pt" style:font-size-complex="10pt"/>
    </style:style>
    <text:list-style style:name="L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0064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Arial" style:font-family-generic="swiss" style:font-pitch="variable" fo:color="#24246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6f4507"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1">
        <office:forms form:automatic-focus="false" form:apply-design-mode="false"/>
        <draw:frame draw:layer="layout" svg:width="22.224cm" svg:height="6.8cm" svg:x="1.058cm" svg:y="2.752cm">
          <table:table>
            <table:table-column table:style-name="co1"/>
            <table:table-column table:style-name="co2"/>
            <table:table-column table:style-name="co2"/>
            <table:table-column table:style-name="co2"/>
            <table:table-column table:style-name="co3"/>
            <table:table-column table:style-name="co4"/>
            <table:table-column table:style-name="co5"/>
            <table:table-column table:style-name="co3"/>
            <table:table-column table:style-name="co2"/>
            <table:table-row table:style-name="ro1">
              <table:table-cell table:style-name="ce1">
                <text:p text:style-name="P1"><text:span text:style-name="T1"><text:line-break/></text:span><text:span text:style-name="T1"/></text:p>
              </table:table-cell>
              <table:table-cell table:style-name="ce2">
                <text:p text:style-name="P2"><text:span text:style-name="T2">Conector 0</text:span></text:p>
              </table:table-cell>
              <table:table-cell table:style-name="ce3">
                <text:p text:style-name="P2"><text:span text:style-name="T2">Conector 1</text:span></text:p>
              </table:table-cell>
              <table:table-cell table:style-name="ce4">
                <text:p text:style-name="P2"><text:span text:style-name="T2">Conector 2</text:span></text:p>
              </table:table-cell>
              <table:table-cell table:style-name="ce5">
                <text:p text:style-name="P2"><text:span text:style-name="T2">Conector 3</text:span></text:p>
              </table:table-cell>
              <table:table-cell table:style-name="ce6">
                <text:p text:style-name="P2"><text:span text:style-name="T2">Conector 4</text:span></text:p>
              </table:table-cell>
              <table:table-cell table:style-name="ce7">
                <text:p text:style-name="P2"><text:span text:style-name="T2">Conector 5</text:span></text:p>
              </table:table-cell>
              <table:table-cell table:style-name="ce8">
                <text:p text:style-name="P2"><text:span text:style-name="T2">Conector 6</text:span></text:p>
              </table:table-cell>
              <table:table-cell table:style-name="ce9">
                <text:p text:style-name="P2"><text:span text:style-name="T2">Conector 7</text:span></text:p>
              </table:table-cell>
            </table:table-row>
            <table:table-row table:style-name="ro2" table:default-cell-style-name="ce11">
              <table:table-cell table:style-name="ce10">
                <text:p text:style-name="P1"><text:span text:style-name="T2">Pin 1 – GND</text:span></text:p>
              </table:table-cell>
              <table:table-cell>
                <text:p text:style-name="P2"><text:span text:style-name="T1">gnd</text:span></text:p>
              </table:table-cell>
              <table:table-cell>
                <text:p text:style-name="P2"><text:span text:style-name="T1">gnd</text:span></text:p>
              </table:table-cell>
              <table:table-cell>
                <text:p text:style-name="P2"><text:span text:style-name="T1">gnd</text:span></text:p>
              </table:table-cell>
              <table:table-cell>
                <text:p text:style-name="P2"><text:span text:style-name="T1">gnd</text:span></text:p>
              </table:table-cell>
              <table:table-cell>
                <text:p text:style-name="P2"><text:span text:style-name="T1">gnd</text:span></text:p>
              </table:table-cell>
              <table:table-cell>
                <text:p text:style-name="P2"><text:span text:style-name="T1">gnd</text:span></text:p>
              </table:table-cell>
              <table:table-cell>
                <text:p text:style-name="P2"><text:span text:style-name="T1">gnd</text:span></text:p>
              </table:table-cell>
              <table:table-cell table:style-name="ce12">
                <text:p text:style-name="P2"><text:span text:style-name="T1">gnd</text:span></text:p>
              </table:table-cell>
            </table:table-row>
            <table:table-row table:style-name="ro2" table:default-cell-style-name="ce11">
              <table:table-cell table:style-name="ce13">
                <text:p text:style-name="P1"><text:span text:style-name="T2">Pin 2 – ID 0</text:span></text:p>
              </table:table-cell>
              <table:table-cell>
                <text:p text:style-name="P2"><text:span text:style-name="T1">d42</text:span></text:p>
              </table:table-cell>
              <table:table-cell>
                <text:p text:style-name="P2"><text:span text:style-name="T1">d44</text:span></text:p>
              </table:table-cell>
              <table:table-cell>
                <text:p text:style-name="P2"><text:span text:style-name="T1">d46</text:span></text:p>
              </table:table-cell>
              <table:table-cell>
                <text:p text:style-name="P2"><text:span text:style-name="T1">d48</text:span></text:p>
              </table:table-cell>
              <table:table-cell>
                <text:p text:style-name="P2"><text:span text:style-name="T1">d50</text:span></text:p>
              </table:table-cell>
              <table:table-cell>
                <text:p text:style-name="P2"><text:span text:style-name="T1">d52</text:span></text:p>
              </table:table-cell>
              <table:table-cell>
                <text:p text:style-name="P2"><text:span text:style-name="T1">d22</text:span></text:p>
              </table:table-cell>
              <table:table-cell table:style-name="ce14">
                <text:p text:style-name="P2"><text:span text:style-name="T1">d24</text:span></text:p>
              </table:table-cell>
            </table:table-row>
            <table:table-row table:style-name="ro2" table:default-cell-style-name="ce11">
              <table:table-cell table:style-name="ce15">
                <text:p text:style-name="P1"><text:span text:style-name="T2">Pin 3 – ID 1</text:span></text:p>
              </table:table-cell>
              <table:table-cell>
                <text:p text:style-name="P2"><text:span text:style-name="T1">d43</text:span></text:p>
              </table:table-cell>
              <table:table-cell>
                <text:p text:style-name="P2"><text:span text:style-name="T1">d45</text:span></text:p>
              </table:table-cell>
              <table:table-cell>
                <text:p text:style-name="P2"><text:span text:style-name="T1">d47</text:span></text:p>
              </table:table-cell>
              <table:table-cell>
                <text:p text:style-name="P2"><text:span text:style-name="T1">d49</text:span></text:p>
              </table:table-cell>
              <table:table-cell>
                <text:p text:style-name="P2"><text:span text:style-name="T1">d51</text:span></text:p>
              </table:table-cell>
              <table:table-cell>
                <text:p text:style-name="P2"><text:span text:style-name="T1">d53</text:span></text:p>
              </table:table-cell>
              <table:table-cell>
                <text:p text:style-name="P2"><text:span text:style-name="T1">d23</text:span></text:p>
              </table:table-cell>
              <table:table-cell table:style-name="ce16">
                <text:p text:style-name="P2"><text:span text:style-name="T1">d25</text:span></text:p>
              </table:table-cell>
            </table:table-row>
            <table:table-row table:style-name="ro2" table:default-cell-style-name="ce11">
              <table:table-cell table:style-name="ce17">
                <text:p text:style-name="P1"><text:span text:style-name="T2">Pin 4 – dig. 0 (pwm)</text:span></text:p>
              </table:table-cell>
              <table:table-cell>
                <text:p text:style-name="P2"><text:span text:style-name="T1">d4</text:span></text:p>
              </table:table-cell>
              <table:table-cell>
                <text:p text:style-name="P2"><text:span text:style-name="T1">d5</text:span></text:p>
              </table:table-cell>
              <table:table-cell>
                <text:p text:style-name="P2"><text:span text:style-name="T1">d6</text:span></text:p>
              </table:table-cell>
              <table:table-cell>
                <text:p text:style-name="P2"><text:span text:style-name="T1">d7</text:span></text:p>
              </table:table-cell>
              <table:table-cell>
                <text:p text:style-name="P2"><text:span text:style-name="T1">d8</text:span></text:p>
              </table:table-cell>
              <table:table-cell>
                <text:p text:style-name="P2"><text:span text:style-name="T1">d9</text:span></text:p>
              </table:table-cell>
              <table:table-cell>
                <text:p text:style-name="P2"><text:span text:style-name="T1">d10</text:span></text:p>
              </table:table-cell>
              <table:table-cell table:style-name="ce18">
                <text:p text:style-name="P2"><text:span text:style-name="T1">d11</text:span></text:p>
              </table:table-cell>
            </table:table-row>
            <table:table-row table:style-name="ro2" table:default-cell-style-name="ce11">
              <table:table-cell table:style-name="ce19">
                <text:p text:style-name="P1"><text:span text:style-name="T2">Pin 5 – dig. 1</text:span></text:p>
              </table:table-cell>
              <table:table-cell>
                <text:p text:style-name="P2"><text:span text:style-name="T1">d26</text:span></text:p>
              </table:table-cell>
              <table:table-cell>
                <text:p text:style-name="P2"><text:span text:style-name="T1">d27</text:span></text:p>
              </table:table-cell>
              <table:table-cell>
                <text:p text:style-name="P2"><text:span text:style-name="T1">d28</text:span></text:p>
              </table:table-cell>
              <table:table-cell>
                <text:p text:style-name="P2"><text:span text:style-name="T1">d29</text:span></text:p>
              </table:table-cell>
              <table:table-cell>
                <text:p text:style-name="P2"><text:span text:style-name="T1">d30</text:span></text:p>
              </table:table-cell>
              <table:table-cell>
                <text:p text:style-name="P2"><text:span text:style-name="T1">d31</text:span></text:p>
              </table:table-cell>
              <table:table-cell>
                <text:p text:style-name="P2"><text:span text:style-name="T1">d32</text:span></text:p>
              </table:table-cell>
              <table:table-cell table:style-name="ce20">
                <text:p text:style-name="P2"><text:span text:style-name="T1">d33</text:span></text:p>
              </table:table-cell>
            </table:table-row>
            <table:table-row table:style-name="ro2" table:default-cell-style-name="ce11">
              <table:table-cell table:style-name="ce21">
                <text:p text:style-name="P1"><text:span text:style-name="T2">Pin 6 – +5V</text:span></text:p>
              </table:table-cell>
              <table:table-cell>
                <text:p text:style-name="P2"><text:span text:style-name="T1">+5V</text:span></text:p>
              </table:table-cell>
              <table:table-cell>
                <text:p text:style-name="P2"><text:span text:style-name="T1">+5V</text:span></text:p>
              </table:table-cell>
              <table:table-cell>
                <text:p text:style-name="P2"><text:span text:style-name="T1">+5V</text:span></text:p>
              </table:table-cell>
              <table:table-cell>
                <text:p text:style-name="P2"><text:span text:style-name="T1">+5V</text:span></text:p>
              </table:table-cell>
              <table:table-cell>
                <text:p text:style-name="P2"><text:span text:style-name="T1">+5V</text:span></text:p>
              </table:table-cell>
              <table:table-cell>
                <text:p text:style-name="P2"><text:span text:style-name="T1">+5V</text:span></text:p>
              </table:table-cell>
              <table:table-cell>
                <text:p text:style-name="P2"><text:span text:style-name="T1">+5V</text:span></text:p>
              </table:table-cell>
              <table:table-cell table:style-name="ce22">
                <text:p text:style-name="P2"><text:span text:style-name="T1">+5V</text:span></text:p>
              </table:table-cell>
            </table:table-row>
            <table:table-row table:style-name="ro2" table:default-cell-style-name="ce11">
              <table:table-cell table:style-name="ce23">
                <text:p text:style-name="P1"><text:span text:style-name="T2">Pin 7 – Analog</text:span></text:p>
              </table:table-cell>
              <table:table-cell>
                <text:p text:style-name="P2"><text:span text:style-name="T1">Analog 0</text:span></text:p>
              </table:table-cell>
              <table:table-cell>
                <text:p text:style-name="P2"><text:span text:style-name="T1">Analog 1</text:span></text:p>
              </table:table-cell>
              <table:table-cell>
                <text:p text:style-name="P2"><text:span text:style-name="T1">Analog 2</text:span></text:p>
              </table:table-cell>
              <table:table-cell>
                <text:p text:style-name="P2"><text:span text:style-name="T1">Analog 3</text:span></text:p>
              </table:table-cell>
              <table:table-cell>
                <text:p text:style-name="P2"><text:span text:style-name="T1">Analog 4</text:span></text:p>
              </table:table-cell>
              <table:table-cell>
                <text:p text:style-name="P2"><text:span text:style-name="T1">Analog 5</text:span></text:p>
              </table:table-cell>
              <table:table-cell>
                <text:p text:style-name="P2"><text:span text:style-name="T1">Analog 6</text:span></text:p>
              </table:table-cell>
              <table:table-cell table:style-name="ce24">
                <text:p text:style-name="P2"><text:span text:style-name="T1">Analog 7</text:span></text:p>
              </table:table-cell>
            </table:table-row>
            <table:table-row table:style-name="ro2" table:default-cell-style-name="ce11">
              <table:table-cell table:style-name="ce25">
                <text:p text:style-name="P1"><text:span text:style-name="T2">Pin 8 – I2C SDA</text:span></text:p>
              </table:table-cell>
              <table:table-cell>
                <text:p text:style-name="P2"><text:span text:style-name="T1">SDA (20)</text:span></text:p>
              </table:table-cell>
              <table:table-cell>
                <text:p text:style-name="P2"><text:span text:style-name="T1">SDA (20)</text:span></text:p>
              </table:table-cell>
              <table:table-cell>
                <text:p text:style-name="P2"><text:span text:style-name="T1">SDA (20)</text:span></text:p>
              </table:table-cell>
              <table:table-cell>
                <text:p text:style-name="P2"><text:span text:style-name="T1">SDA (20)</text:span></text:p>
              </table:table-cell>
              <table:table-cell>
                <text:p text:style-name="P2"><text:span text:style-name="T1">SDA (20)</text:span></text:p>
              </table:table-cell>
              <table:table-cell>
                <text:p text:style-name="P2"><text:span text:style-name="T1">SDA (20)</text:span></text:p>
              </table:table-cell>
              <table:table-cell>
                <text:p text:style-name="P2"><text:span text:style-name="T1">SDA (20)</text:span></text:p>
              </table:table-cell>
              <table:table-cell table:style-name="ce26">
                <text:p text:style-name="P2"><text:span text:style-name="T1">SDA (20)</text:span></text:p>
              </table:table-cell>
            </table:table-row>
            <table:table-row table:style-name="ro2">
              <table:table-cell table:style-name="ce27">
                <text:p text:style-name="P1"><text:span text:style-name="T2">Pin 9 – I2C SCL</text:span></text:p>
              </table:table-cell>
              <table:table-cell table:style-name="ce28">
                <text:p text:style-name="P2"><text:span text:style-name="T1">SCL (21)</text:span></text:p>
              </table:table-cell>
              <table:table-cell table:style-name="ce29">
                <text:p text:style-name="P2"><text:span text:style-name="T1">SCL (21)</text:span></text:p>
              </table:table-cell>
              <table:table-cell table:style-name="ce30">
                <text:p text:style-name="P2"><text:span text:style-name="T1">SCL (21)</text:span></text:p>
              </table:table-cell>
              <table:table-cell table:style-name="ce31">
                <text:p text:style-name="P2"><text:span text:style-name="T1">SCL (21)</text:span></text:p>
              </table:table-cell>
              <table:table-cell table:style-name="ce32">
                <text:p text:style-name="P2"><text:span text:style-name="T1">SCL (21)</text:span></text:p>
              </table:table-cell>
              <table:table-cell table:style-name="ce33">
                <text:p text:style-name="P2"><text:span text:style-name="T1">SCL (21)</text:span></text:p>
              </table:table-cell>
              <table:table-cell table:style-name="ce34">
                <text:p text:style-name="P2"><text:span text:style-name="T1">SCL (21)</text:span></text:p>
              </table:table-cell>
              <table:table-cell table:style-name="ce35">
                <text:p text:style-name="P2"><text:span text:style-name="T1">SCL (21)</text:span></text:p>
              </table:table-cell>
            </table:table-row>
          </table:table>
          <draw:image xlink:href="Pictures/TablePreview1.svm" xlink:type="simple" xlink:show="embed" xlink:actuate="onLoad"/>
        </draw:frame>
        <draw:custom-shape draw:style-name="gr1" draw:text-style-name="P4" draw:layer="layout" svg:width="25.4cm" svg:height="1.277cm" svg:x="0cm" svg:y="0.423cm">
          <text:p text:style-name="P3"><text:span text:style-name="T3">Tabla de pines de la Arduino asignados al Butiá</text:span></text:p>
          <draw:enhanced-geometry svg:viewBox="0 0 21600 21600" draw:type="mso-spt202" draw:enhanced-path="M 0 0 L 21600 0 21600 21600 0 21600 0 0 Z N"/>
        </draw:custom-shape>
        <draw:frame draw:layer="layout" svg:width="5.291cm" svg:height="4.874cm" svg:x="1.27cm" svg:y="11.007cm">
          <table:table>
            <table:table-column table:style-name="co6"/>
            <table:table-column table:style-name="co7"/>
            <table:table-row table:style-name="ro1">
              <table:table-cell table:style-name="ce36">
                <text:p text:style-name="P5"><text:span text:style-name="T1"><text:line-break/></text:span><text:span text:style-name="T1"/></text:p>
              </table:table-cell>
              <table:table-cell table:style-name="ce37">
                <text:p text:style-name="P6"><text:span text:style-name="T2">L293D</text:span></text:p>
              </table:table-cell>
            </table:table-row>
            <table:table-row table:style-name="ro2">
              <table:table-cell table:style-name="ce38">
                <text:p text:style-name="P5"><text:span text:style-name="T2">IN 1</text:span></text:p>
              </table:table-cell>
              <table:table-cell table:style-name="ce39">
                <text:p text:style-name="P6"><text:span text:style-name="T1">34</text:span></text:p>
              </table:table-cell>
            </table:table-row>
            <table:table-row table:style-name="ro2">
              <table:table-cell table:style-name="ce40">
                <text:p text:style-name="P5"><text:span text:style-name="T2">IN 2</text:span></text:p>
              </table:table-cell>
              <table:table-cell table:style-name="ce41">
                <text:p text:style-name="P6"><text:span text:style-name="T1">35</text:span></text:p>
              </table:table-cell>
            </table:table-row>
            <table:table-row table:style-name="ro2">
              <table:table-cell table:style-name="ce42">
                <text:p text:style-name="P5"><text:span text:style-name="T2">IN 3</text:span></text:p>
              </table:table-cell>
              <table:table-cell table:style-name="ce43">
                <text:p text:style-name="P6"><text:span text:style-name="T1">36</text:span></text:p>
              </table:table-cell>
            </table:table-row>
            <table:table-row table:style-name="ro2">
              <table:table-cell table:style-name="ce44">
                <text:p text:style-name="P5"><text:span text:style-name="T2">IN 4</text:span></text:p>
              </table:table-cell>
              <table:table-cell table:style-name="ce45">
                <text:p text:style-name="P6"><text:span text:style-name="T1">37</text:span></text:p>
              </table:table-cell>
            </table:table-row>
            <table:table-row table:style-name="ro2">
              <table:table-cell table:style-name="ce46">
                <text:p text:style-name="P5"><text:span text:style-name="T2">Enable 1</text:span></text:p>
              </table:table-cell>
              <table:table-cell table:style-name="ce47">
                <text:p text:style-name="P6"><text:span text:style-name="T1">3 (pwm)</text:span></text:p>
              </table:table-cell>
            </table:table-row>
            <table:table-row table:style-name="ro2">
              <table:table-cell table:style-name="ce48">
                <text:p text:style-name="P5"><text:span text:style-name="T2">Enable 2</text:span></text:p>
              </table:table-cell>
              <table:table-cell table:style-name="ce49">
                <text:p text:style-name="P6"><text:span text:style-name="T1">2 (pwm)</text:span></text:p>
              </table:table-cell>
            </table:table-row>
          </table:table>
          <draw:image xlink:href="Pictures/TablePreview2.svm" xlink:type="simple" xlink:show="embed" xlink:actuate="onLoad"/>
        </draw:frame>
        <draw:custom-shape draw:style-name="gr2" draw:text-style-name="P4" draw:layer="layout" svg:width="4.657cm" svg:height="3.081cm" svg:x="12.7cm" svg:y="12.065cm">
          <text:p text:style-name="P7"><text:span text:style-name="T4">Pines no utilizados:</text:span></text:p>
          <text:p text:style-name="P7"><text:span text:style-name="T4"/></text:p>
          <text:p text:style-name="P8"><text:span text:style-name="T5">Analog</text:span><text:span text:style-name="T5"><text:tab/></text:span><text:span text:style-name="T5"> 8 - 15</text:span></text:p>
          <text:p text:style-name="P8"><text:span text:style-name="T5">Digital </text:span><text:span text:style-name="T5"><text:tab/></text:span><text:span text:style-name="T5">38 - 41</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draw:page draw:name="page2" draw:style-name="dp1" draw:master-page-name="Default" presentation:presentation-page-layout-name="AL1T11">
        <office:forms form:automatic-focus="false" form:apply-design-mode="false"/>
        <draw:custom-shape draw:style-name="gr1" draw:text-style-name="P4" draw:layer="layout" svg:width="25.4cm" svg:height="1.277cm" svg:x="0cm" svg:y="0.423cm">
          <text:p text:style-name="P3"><text:span text:style-name="T3">Tablas de auto-configuración</text:span></text:p>
          <draw:enhanced-geometry svg:viewBox="0 0 21600 21600" draw:type="mso-spt202" draw:enhanced-path="M 0 0 L 21600 0 21600 21600 0 21600 0 0 Z N"/>
        </draw:custom-shape>
        <draw:custom-shape draw:style-name="gr4" draw:text-style-name="P4" draw:layer="layout" svg:width="23.706cm" svg:height="14.061cm" svg:x="0.847cm" svg:y="3.387cm">
          <text:list text:style-name="L2">
            <text:list-item>
              <text:p text:style-name="P9"><text:span text:style-name="T6"><text:s/></text:span><text:span text:style-name="T6">Los “tipos” se definen según la configuracion de pines del conector, es decir, cuáles son entradas, cuáles son salidas y cuáles son pines de configuración.</text:span></text:p>
            </text:list-item>
            <text:list-item>
              <text:p text:style-name="P9"><text:span text:style-name="T6"><text:s/></text:span><text:span text:style-name="T6">Los “subtipos” son libres, es decir, hay 4 o 5 subtipos por cada configuración de pines, y se les asigna un nombre concreto según los periféricos (sensores/actuadores) que realmente tengamos o querramos implementar.</text:span></text:p>
            </text:list-item>
            <text:list-item>
              <text:p text:style-name="P9"><text:span text:style-name="T6"><text:s/></text:span><text:span text:style-name="T6">En la tabla: INPUT indica que el pin se usa como entrada, ya sea analógica o digital; OUTPUT indica que se usa como salida, ya sea digital o PWM; cuando en lugar de ello aparece un valor, significa que el pin es usado para configuración.</text:span></text:p>
            </text:list-item>
            <text:list-item>
              <text:p text:style-name="P9"><text:span text:style-name="T6"><text:s/></text:span><text:span text:style-name="T6">Obsérvese que los conectores pueden usarse en forma manual, simplemente dejando los 2 ID sin conectar. En ese caso, todos los pines se configuran como INPUT y pueden ser usados, pero el sistema no los va a autodetectar.</text:span></text:p>
            </text:list-item>
            <text:list-item>
              <text:p text:style-name="P9"><text:span text:style-name="T6"><text:s/></text:span><text:span text:style-name="T6">Lo mismo ocurre con los pines de potencia del L293D, pueden usarse pero en forma manual, no forman parte de la autodetección.</text:span></text:p>
            </text:list-item>
            <text:list-item>
              <text:p text:style-name="P9"><text:span text:style-name="T6"><text:s/></text:span><text:span text:style-name="T6">Obsérvese también que los periféricos I2C no tienen localización en los conectores, es decir, pueden ser autodetectados (dentro de ciertos límites) pero el sistema no puede “saber” en qué conector se encuentran.</text:span></text:p>
            </text:list-item>
            <text:list-item>
              <text:p text:style-name="P9"><text:span text:style-name="T6"><text:s/></text:span><text:span text:style-name="T6">Para la red resistiva se eligieron 6 valores de resistencias (los más comunes) lo que nos da 13 combinaciones posibles, como se muestra en la 3ª. tabla. </text:span></text:p>
            </text:list-item>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1" draw:layer="layout" svg:width="15.239cm" svg:height="11.43cm" svg:x="1.905cm" svg:y="12.064cm" presentation:class="notes" presentation:placeholder="true">
            <draw:text-box/>
          </draw:frame>
        </presentation:notes>
      </draw:page>
      <draw:page draw:name="page3" draw:style-name="dp1" draw:master-page-name="Default" presentation:presentation-page-layout-name="AL1T11">
        <office:forms form:automatic-focus="false" form:apply-design-mode="false"/>
        <draw:custom-shape draw:style-name="gr1" draw:text-style-name="P4" draw:layer="layout" svg:width="25.4cm" svg:height="1.277cm" svg:x="0cm" svg:y="0.423cm">
          <text:p text:style-name="P3"><text:span text:style-name="T3">Tablas de auto-configuración (cont.)</text:span></text:p>
          <draw:enhanced-geometry svg:viewBox="0 0 21600 21600" draw:type="mso-spt202" draw:enhanced-path="M 0 0 L 21600 0 21600 21600 0 21600 0 0 Z N"/>
        </draw:custom-shape>
        <draw:frame draw:layer="layout" svg:width="23.917cm" svg:height="5.471cm" svg:x="0.635cm" svg:y="2.54cm">
          <table:table>
            <table:table-column table:style-name="co8"/>
            <table:table-column table:style-name="co9"/>
            <table:table-column table:style-name="co10"/>
            <table:table-column table:style-name="co11"/>
            <table:table-column table:style-name="co12"/>
            <table:table-column table:style-name="co12"/>
            <table:table-column table:style-name="co13"/>
            <table:table-row table:style-name="ro3">
              <table:table-cell table:style-name="ce50">
                <text:p text:style-name="P10"><text:span text:style-name="T7">TIPO</text:span></text:p>
              </table:table-cell>
              <table:table-cell table:style-name="ce51">
                <text:p text:style-name="P10"><text:span text:style-name="T7">SubTIPO</text:span></text:p>
              </table:table-cell>
              <table:table-cell table:style-name="ce52">
                <text:p text:style-name="P10"><text:span text:style-name="T7">ID 0</text:span></text:p>
              </table:table-cell>
              <table:table-cell table:style-name="ce53">
                <text:p text:style-name="P10"><text:span text:style-name="T7">ID 1</text:span></text:p>
              </table:table-cell>
              <table:table-cell table:style-name="ce54">
                <text:p text:style-name="P10"><text:span text:style-name="T7">Digital 0</text:span></text:p>
              </table:table-cell>
              <table:table-cell table:style-name="ce55">
                <text:p text:style-name="P10"><text:span text:style-name="T7">Digital 1</text:span></text:p>
              </table:table-cell>
              <table:table-cell table:style-name="ce56">
                <text:p text:style-name="P10"><text:span text:style-name="T7">Analógico</text:span></text:p>
              </table:table-cell>
            </table:table-row>
            <table:table-row table:style-name="ro3">
              <table:table-cell table:style-name="ce57">
                <text:p text:style-name="P11"><text:span text:style-name="T8">0 - NADA / MANUAL / I2C</text:span></text:p>
              </table:table-cell>
              <table:table-cell table:style-name="ce58">
                <text:p text:style-name="P11"><text:span text:style-name="T8">0 – NADA</text:span></text:p>
              </table:table-cell>
              <table:table-cell table:style-name="ce59">
                <text:p text:style-name="P10"><text:span text:style-name="T8">1</text:span></text:p>
              </table:table-cell>
              <table:table-cell table:style-name="ce60">
                <text:p text:style-name="P10"><text:span text:style-name="T8">1</text:span></text:p>
              </table:table-cell>
              <table:table-cell table:style-name="ce61">
                <text:p text:style-name="P10"><text:span text:style-name="T8">INPUT</text:span></text:p>
              </table:table-cell>
              <table:table-cell table:style-name="ce62">
                <text:p text:style-name="P10"><text:span text:style-name="T8">INPUT</text:span></text:p>
              </table:table-cell>
              <table:table-cell table:style-name="ce63">
                <text:p text:style-name="P10"><text:span text:style-name="T8">INPUT</text:span></text:p>
              </table:table-cell>
            </table:table-row>
            <table:table-row table:style-name="ro3">
              <table:table-cell table:style-name="ce64">
                <text:p text:style-name="P11"><text:span text:style-name="T8">1 - Sensor Analógico</text:span></text:p>
              </table:table-cell>
              <table:table-cell table:style-name="ce65">
                <text:p text:style-name="P11"><text:span text:style-name="T8">0 – (Distancia)</text:span></text:p>
              </table:table-cell>
              <table:table-cell table:style-name="ce66">
                <text:p text:style-name="P10"><text:span text:style-name="T8">0</text:span></text:p>
              </table:table-cell>
              <table:table-cell table:style-name="ce67">
                <text:p text:style-name="P10"><text:span text:style-name="T8">1</text:span></text:p>
              </table:table-cell>
              <table:table-cell table:style-name="ce68">
                <text:p text:style-name="P10"><text:span text:style-name="T8">0</text:span></text:p>
              </table:table-cell>
              <table:table-cell table:style-name="ce69">
                <text:p text:style-name="P10"><text:span text:style-name="T8">0</text:span></text:p>
              </table:table-cell>
              <table:table-cell table:style-name="ce70">
                <text:p text:style-name="P10"><text:span text:style-name="T8">INPUT</text:span></text:p>
              </table:table-cell>
            </table:table-row>
            <table:table-row table:style-name="ro3">
              <table:table-cell table:style-name="ce71">
                <text:p text:style-name="P11"><text:span text:style-name="T8">1 - Sensor Analógico</text:span></text:p>
              </table:table-cell>
              <table:table-cell table:style-name="ce72">
                <text:p text:style-name="P11"><text:span text:style-name="T8">1 – (Temperatura) </text:span></text:p>
              </table:table-cell>
              <table:table-cell table:style-name="ce73">
                <text:p text:style-name="P10"><text:span text:style-name="T8">0</text:span></text:p>
              </table:table-cell>
              <table:table-cell table:style-name="ce74">
                <text:p text:style-name="P10"><text:span text:style-name="T8">1</text:span></text:p>
              </table:table-cell>
              <table:table-cell table:style-name="ce75">
                <text:p text:style-name="P10"><text:span text:style-name="T8">1</text:span></text:p>
              </table:table-cell>
              <table:table-cell table:style-name="ce76">
                <text:p text:style-name="P10"><text:span text:style-name="T8">0</text:span></text:p>
              </table:table-cell>
              <table:table-cell table:style-name="ce77">
                <text:p text:style-name="P10"><text:span text:style-name="T8">INPUT</text:span></text:p>
              </table:table-cell>
            </table:table-row>
            <table:table-row table:style-name="ro3">
              <table:table-cell table:style-name="ce78">
                <text:p text:style-name="P11"><text:span text:style-name="T8">1 - Sensor Analógico</text:span></text:p>
              </table:table-cell>
              <table:table-cell table:style-name="ce79">
                <text:p text:style-name="P11"><text:span text:style-name="T8">2 – (Luz)</text:span></text:p>
              </table:table-cell>
              <table:table-cell table:style-name="ce80">
                <text:p text:style-name="P10"><text:span text:style-name="T8">0</text:span></text:p>
              </table:table-cell>
              <table:table-cell table:style-name="ce81">
                <text:p text:style-name="P10"><text:span text:style-name="T8">1</text:span></text:p>
              </table:table-cell>
              <table:table-cell table:style-name="ce82">
                <text:p text:style-name="P10"><text:span text:style-name="T8">0</text:span></text:p>
              </table:table-cell>
              <table:table-cell table:style-name="ce83">
                <text:p text:style-name="P10"><text:span text:style-name="T8">1</text:span></text:p>
              </table:table-cell>
              <table:table-cell table:style-name="ce84">
                <text:p text:style-name="P10"><text:span text:style-name="T8">INPUT</text:span></text:p>
              </table:table-cell>
            </table:table-row>
            <table:table-row table:style-name="ro3">
              <table:table-cell table:style-name="ce85">
                <text:p text:style-name="P11"><text:span text:style-name="T8">1 - Sensor Analógico</text:span></text:p>
              </table:table-cell>
              <table:table-cell table:style-name="ce86">
                <text:p text:style-name="P11"><text:span text:style-name="T8">3 – (etc.) (Acelerómetro?)</text:span></text:p>
              </table:table-cell>
              <table:table-cell table:style-name="ce87">
                <text:p text:style-name="P10"><text:span text:style-name="T8">0</text:span></text:p>
              </table:table-cell>
              <table:table-cell table:style-name="ce88">
                <text:p text:style-name="P10"><text:span text:style-name="T8">1</text:span></text:p>
              </table:table-cell>
              <table:table-cell table:style-name="ce89">
                <text:p text:style-name="P10"><text:span text:style-name="T8">1</text:span></text:p>
              </table:table-cell>
              <table:table-cell table:style-name="ce90">
                <text:p text:style-name="P10"><text:span text:style-name="T8">1</text:span></text:p>
              </table:table-cell>
              <table:table-cell table:style-name="ce91">
                <text:p text:style-name="P10"><text:span text:style-name="T8">INPUT</text:span></text:p>
              </table:table-cell>
            </table:table-row>
            <table:table-row table:style-name="ro3">
              <table:table-cell table:style-name="ce92">
                <text:p text:style-name="P11"><text:span text:style-name="T8">2 - Sensor Analógico c/pin de control</text:span></text:p>
              </table:table-cell>
              <table:table-cell table:style-name="ce93">
                <text:p text:style-name="P11"><text:span text:style-name="T8">0 – (Reflectividad)</text:span></text:p>
              </table:table-cell>
              <table:table-cell table:style-name="ce94">
                <text:p text:style-name="P10"><text:span text:style-name="T8">1</text:span></text:p>
              </table:table-cell>
              <table:table-cell table:style-name="ce95">
                <text:p text:style-name="P10"><text:span text:style-name="T8">0</text:span></text:p>
              </table:table-cell>
              <table:table-cell table:style-name="ce96">
                <text:p text:style-name="P10"><text:span text:style-name="T8">OUTPUT</text:span></text:p>
              </table:table-cell>
              <table:table-cell table:style-name="ce97">
                <text:p text:style-name="P10"><text:span text:style-name="T8">0</text:span></text:p>
              </table:table-cell>
              <table:table-cell table:style-name="ce98">
                <text:p text:style-name="P10"><text:span text:style-name="T8">INPUT</text:span></text:p>
              </table:table-cell>
            </table:table-row>
            <table:table-row table:style-name="ro3">
              <table:table-cell table:style-name="ce99">
                <text:p text:style-name="P11"><text:span text:style-name="T8">2 - Sensor Analógico c/pin de control</text:span></text:p>
              </table:table-cell>
              <table:table-cell table:style-name="ce100">
                <text:p text:style-name="P11"><text:span text:style-name="T8">1 – (etc.)</text:span></text:p>
              </table:table-cell>
              <table:table-cell table:style-name="ce101">
                <text:p text:style-name="P10"><text:span text:style-name="T8">1</text:span></text:p>
              </table:table-cell>
              <table:table-cell table:style-name="ce102">
                <text:p text:style-name="P10"><text:span text:style-name="T8">0</text:span></text:p>
              </table:table-cell>
              <table:table-cell table:style-name="ce103">
                <text:p text:style-name="P10"><text:span text:style-name="T8">OUTPUT</text:span></text:p>
              </table:table-cell>
              <table:table-cell table:style-name="ce104">
                <text:p text:style-name="P10"><text:span text:style-name="T8">1</text:span></text:p>
              </table:table-cell>
              <table:table-cell table:style-name="ce105">
                <text:p text:style-name="P10"><text:span text:style-name="T8">INPUT</text:span></text:p>
              </table:table-cell>
            </table:table-row>
          </table:table>
          <draw:image xlink:href="Pictures/TablePreview3.svm" xlink:type="simple" xlink:show="embed" xlink:actuate="onLoad"/>
        </draw:frame>
        <draw:frame draw:layer="layout" svg:width="23.917cm" svg:height="9.575cm" svg:x="0.635cm" svg:y="8.467cm">
          <table:table>
            <table:table-column table:style-name="co14"/>
            <table:table-column table:style-name="co15"/>
            <table:table-column table:style-name="co16"/>
            <table:table-column table:style-name="co17"/>
            <table:table-column table:style-name="co18"/>
            <table:table-column table:style-name="co19"/>
            <table:table-column table:style-name="co7"/>
            <table:table-column table:style-name="co20"/>
            <table:table-row table:style-name="ro3">
              <table:table-cell table:style-name="ce106">
                <text:p text:style-name="P10"><text:span text:style-name="T7">TIPO</text:span></text:p>
              </table:table-cell>
              <table:table-cell table:style-name="ce107">
                <text:p text:style-name="P10"><text:span text:style-name="T7">SubTIPO</text:span></text:p>
              </table:table-cell>
              <table:table-cell table:style-name="ce108">
                <text:p text:style-name="P10"><text:span text:style-name="T7">ID 0</text:span></text:p>
              </table:table-cell>
              <table:table-cell table:style-name="ce109">
                <text:p text:style-name="P10"><text:span text:style-name="T7">ID 1</text:span></text:p>
              </table:table-cell>
              <table:table-cell table:style-name="ce110">
                <text:p text:style-name="P10"><text:span text:style-name="T7">Digital 0</text:span></text:p>
              </table:table-cell>
              <table:table-cell table:style-name="ce111">
                <text:p text:style-name="P10"><text:span text:style-name="T7">Digital 1</text:span></text:p>
              </table:table-cell>
              <table:table-cell table:style-name="ce112">
                <text:p text:style-name="P10"><text:span text:style-name="T7">Resistencias</text:span></text:p>
              </table:table-cell>
              <table:table-cell table:style-name="ce113">
                <text:p text:style-name="P10"><text:span text:style-name="T7">Analógico</text:span></text:p>
              </table:table-cell>
            </table:table-row>
            <table:table-row table:style-name="ro3">
              <table:table-cell table:style-name="ce114">
                <text:p text:style-name="P11"><text:span text:style-name="T8">3 - Sensor Digital</text:span></text:p>
              </table:table-cell>
              <table:table-cell table:style-name="ce115">
                <text:p text:style-name="P11"><text:span text:style-name="T8">0 – (Switch)</text:span></text:p>
              </table:table-cell>
              <table:table-cell table:style-name="ce116">
                <text:p text:style-name="P10"><text:span text:style-name="T8">0</text:span></text:p>
              </table:table-cell>
              <table:table-cell table:style-name="ce117">
                <text:p text:style-name="P10"><text:span text:style-name="T8">0</text:span></text:p>
              </table:table-cell>
              <table:table-cell table:style-name="ce118">
                <text:p text:style-name="P10"><text:span text:style-name="T8">INPUT</text:span></text:p>
              </table:table-cell>
              <table:table-cell table:style-name="ce119">
                <text:p text:style-name="P10"><text:span text:style-name="T8">INPUT</text:span></text:p>
              </table:table-cell>
              <table:table-cell table:style-name="ce120">
                <text:p text:style-name="P10"><text:span text:style-name="T8">GND</text:span></text:p>
              </table:table-cell>
              <table:table-cell table:style-name="ce121">
                <text:p text:style-name="P10"><text:span text:style-name="T8">0</text:span></text:p>
              </table:table-cell>
            </table:table-row>
            <table:table-row table:style-name="ro3">
              <table:table-cell table:style-name="ce122">
                <text:p text:style-name="P11"><text:span text:style-name="T8">3 - Sensor Digital</text:span></text:p>
              </table:table-cell>
              <table:table-cell table:style-name="ce123">
                <text:p text:style-name="P11"><text:span text:style-name="T8">1 – (Sensor de contacto)</text:span></text:p>
              </table:table-cell>
              <table:table-cell table:style-name="ce124">
                <text:p text:style-name="P10"><text:span text:style-name="T8">0</text:span></text:p>
              </table:table-cell>
              <table:table-cell table:style-name="ce125">
                <text:p text:style-name="P10"><text:span text:style-name="T8">0</text:span></text:p>
              </table:table-cell>
              <table:table-cell table:style-name="ce126">
                <text:p text:style-name="P10"><text:span text:style-name="T8">INPUT</text:span></text:p>
              </table:table-cell>
              <table:table-cell table:style-name="ce127">
                <text:p text:style-name="P10"><text:span text:style-name="T8">INPUT</text:span></text:p>
              </table:table-cell>
              <table:table-cell table:style-name="ce128">
                <text:p text:style-name="P10"><text:span text:style-name="T8">68 / 10</text:span></text:p>
              </table:table-cell>
              <table:table-cell table:style-name="ce129">
                <text:p text:style-name="P10"><text:span text:style-name="T8">131</text:span></text:p>
              </table:table-cell>
            </table:table-row>
            <table:table-row table:style-name="ro3">
              <table:table-cell table:style-name="ce130">
                <text:p text:style-name="P11"><text:span text:style-name="T8">3 - Sensor Digital</text:span></text:p>
              </table:table-cell>
              <table:table-cell table:style-name="ce131">
                <text:p text:style-name="P11"><text:span text:style-name="T8">2 – (Inclinación)</text:span></text:p>
              </table:table-cell>
              <table:table-cell table:style-name="ce132">
                <text:p text:style-name="P10"><text:span text:style-name="T8">0</text:span></text:p>
              </table:table-cell>
              <table:table-cell table:style-name="ce133">
                <text:p text:style-name="P10"><text:span text:style-name="T8">0</text:span></text:p>
              </table:table-cell>
              <table:table-cell table:style-name="ce134">
                <text:p text:style-name="P10"><text:span text:style-name="T8">INPUT</text:span></text:p>
              </table:table-cell>
              <table:table-cell table:style-name="ce135">
                <text:p text:style-name="P10"><text:span text:style-name="T8">INPUT</text:span></text:p>
              </table:table-cell>
              <table:table-cell table:style-name="ce136">
                <text:p text:style-name="P10"><text:span text:style-name="T8">68 / 15</text:span></text:p>
              </table:table-cell>
              <table:table-cell table:style-name="ce137">
                <text:p text:style-name="P10"><text:span text:style-name="T8">185</text:span></text:p>
              </table:table-cell>
            </table:table-row>
            <table:table-row table:style-name="ro3">
              <table:table-cell table:style-name="ce138">
                <text:p text:style-name="P11"><text:span text:style-name="T8">3 - Sensor Digital</text:span></text:p>
              </table:table-cell>
              <table:table-cell table:style-name="ce139">
                <text:p text:style-name="P11"><text:span text:style-name="T8">3 – (Encoder)</text:span></text:p>
              </table:table-cell>
              <table:table-cell table:style-name="ce140">
                <text:p text:style-name="P10"><text:span text:style-name="T8">0</text:span></text:p>
              </table:table-cell>
              <table:table-cell table:style-name="ce141">
                <text:p text:style-name="P10"><text:span text:style-name="T8">0</text:span></text:p>
              </table:table-cell>
              <table:table-cell table:style-name="ce142">
                <text:p text:style-name="P10"><text:span text:style-name="T8">INPUT</text:span></text:p>
              </table:table-cell>
              <table:table-cell table:style-name="ce143">
                <text:p text:style-name="P10"><text:span text:style-name="T8">INPUT</text:span></text:p>
              </table:table-cell>
              <table:table-cell table:style-name="ce144">
                <text:p text:style-name="P10"><text:span text:style-name="T8">68 / 22</text:span></text:p>
              </table:table-cell>
              <table:table-cell table:style-name="ce145">
                <text:p text:style-name="P10"><text:span text:style-name="T8">250</text:span></text:p>
              </table:table-cell>
            </table:table-row>
            <table:table-row table:style-name="ro3">
              <table:table-cell table:style-name="ce146">
                <text:p text:style-name="P11"><text:span text:style-name="T8">3 - Sensor Digital</text:span></text:p>
              </table:table-cell>
              <table:table-cell table:style-name="ce147">
                <text:p text:style-name="P11"><text:span text:style-name="T8">4 – (etc.)</text:span></text:p>
              </table:table-cell>
              <table:table-cell table:style-name="ce148">
                <text:p text:style-name="P10"><text:span text:style-name="T8">0</text:span></text:p>
              </table:table-cell>
              <table:table-cell table:style-name="ce149">
                <text:p text:style-name="P10"><text:span text:style-name="T8">0</text:span></text:p>
              </table:table-cell>
              <table:table-cell table:style-name="ce150">
                <text:p text:style-name="P10"><text:span text:style-name="T8">INPUT</text:span></text:p>
              </table:table-cell>
              <table:table-cell table:style-name="ce151">
                <text:p text:style-name="P10"><text:span text:style-name="T8">INPUT</text:span></text:p>
              </table:table-cell>
              <table:table-cell table:style-name="ce152">
                <text:p text:style-name="P10"><text:span text:style-name="T8">68 / 33</text:span></text:p>
              </table:table-cell>
              <table:table-cell table:style-name="ce153">
                <text:p text:style-name="P10"><text:span text:style-name="T8">335</text:span></text:p>
              </table:table-cell>
            </table:table-row>
            <table:table-row table:style-name="ro3">
              <table:table-cell table:style-name="ce154">
                <text:p text:style-name="P11"><text:span text:style-name="T8">4 - Sensor Digital</text:span><text:span text:style-name="T9"> c/pin de control</text:span></text:p>
              </table:table-cell>
              <table:table-cell table:style-name="ce155">
                <text:p text:style-name="P11"><text:span text:style-name="T8">0 – (Optoacoplador)</text:span></text:p>
              </table:table-cell>
              <table:table-cell table:style-name="ce156">
                <text:p text:style-name="P10"><text:span text:style-name="T8">0</text:span></text:p>
              </table:table-cell>
              <table:table-cell table:style-name="ce157">
                <text:p text:style-name="P10"><text:span text:style-name="T8">0</text:span></text:p>
              </table:table-cell>
              <table:table-cell table:style-name="ce158">
                <text:p text:style-name="P10"><text:span text:style-name="T8">OUTPUT</text:span></text:p>
              </table:table-cell>
              <table:table-cell table:style-name="ce159">
                <text:p text:style-name="P10"><text:span text:style-name="T8">INPUT</text:span></text:p>
              </table:table-cell>
              <table:table-cell table:style-name="ce160">
                <text:p text:style-name="P10"><text:span text:style-name="T8">68 / 47</text:span></text:p>
              </table:table-cell>
              <table:table-cell table:style-name="ce161">
                <text:p text:style-name="P10"><text:span text:style-name="T8">418</text:span></text:p>
              </table:table-cell>
            </table:table-row>
            <table:table-row table:style-name="ro3">
              <table:table-cell table:style-name="ce162">
                <text:p text:style-name="P11"><text:span text:style-name="T8">4 - Sensor Digital</text:span><text:span text:style-name="T9"> c/pin de control</text:span></text:p>
              </table:table-cell>
              <table:table-cell table:style-name="ce163">
                <text:p text:style-name="P11"><text:span text:style-name="T8">1 – (etc.)</text:span></text:p>
              </table:table-cell>
              <table:table-cell table:style-name="ce164">
                <text:p text:style-name="P10"><text:span text:style-name="T8">0</text:span></text:p>
              </table:table-cell>
              <table:table-cell table:style-name="ce165">
                <text:p text:style-name="P10"><text:span text:style-name="T8">0</text:span></text:p>
              </table:table-cell>
              <table:table-cell table:style-name="ce166">
                <text:p text:style-name="P10"><text:span text:style-name="T8">OUTPUT</text:span></text:p>
              </table:table-cell>
              <table:table-cell table:style-name="ce167">
                <text:p text:style-name="P10"><text:span text:style-name="T8">INPUT</text:span></text:p>
              </table:table-cell>
              <table:table-cell table:style-name="ce168">
                <text:p text:style-name="P10"><text:span text:style-name="T8">68 / 68</text:span></text:p>
              </table:table-cell>
              <table:table-cell table:style-name="ce169">
                <text:p text:style-name="P10"><text:span text:style-name="T8">512</text:span></text:p>
              </table:table-cell>
            </table:table-row>
            <table:table-row table:style-name="ro3">
              <table:table-cell table:style-name="ce170">
                <text:p text:style-name="P11"><text:span text:style-name="T8">4 - Sensor Digital</text:span><text:span text:style-name="T9"> c/pin de control</text:span></text:p>
              </table:table-cell>
              <table:table-cell table:style-name="ce171">
                <text:p text:style-name="P11"><text:span text:style-name="T8">2 – (etc.)</text:span></text:p>
              </table:table-cell>
              <table:table-cell table:style-name="ce172">
                <text:p text:style-name="P10"><text:span text:style-name="T8">0</text:span></text:p>
              </table:table-cell>
              <table:table-cell table:style-name="ce173">
                <text:p text:style-name="P10"><text:span text:style-name="T8">0</text:span></text:p>
              </table:table-cell>
              <table:table-cell table:style-name="ce174">
                <text:p text:style-name="P10"><text:span text:style-name="T8">OUTPUT</text:span></text:p>
              </table:table-cell>
              <table:table-cell table:style-name="ce175">
                <text:p text:style-name="P10"><text:span text:style-name="T8">INPUT</text:span></text:p>
              </table:table-cell>
              <table:table-cell table:style-name="ce176">
                <text:p text:style-name="P10"><text:span text:style-name="T8">47 / 68</text:span></text:p>
              </table:table-cell>
              <table:table-cell table:style-name="ce177">
                <text:p text:style-name="P10"><text:span text:style-name="T8">605</text:span></text:p>
              </table:table-cell>
            </table:table-row>
            <table:table-row table:style-name="ro3">
              <table:table-cell table:style-name="ce178">
                <text:p text:style-name="P11"><text:span text:style-name="T8">4 - Sensor Digital</text:span><text:span text:style-name="T9"> c/pin de control</text:span></text:p>
              </table:table-cell>
              <table:table-cell table:style-name="ce179">
                <text:p text:style-name="P11"><text:span text:style-name="T8">3 – (etc.)</text:span></text:p>
              </table:table-cell>
              <table:table-cell table:style-name="ce180">
                <text:p text:style-name="P10"><text:span text:style-name="T8">0</text:span></text:p>
              </table:table-cell>
              <table:table-cell table:style-name="ce181">
                <text:p text:style-name="P10"><text:span text:style-name="T8">0</text:span></text:p>
              </table:table-cell>
              <table:table-cell table:style-name="ce182">
                <text:p text:style-name="P10"><text:span text:style-name="T8">OUTPUT</text:span></text:p>
              </table:table-cell>
              <table:table-cell table:style-name="ce183">
                <text:p text:style-name="P10"><text:span text:style-name="T8">INPUT</text:span></text:p>
              </table:table-cell>
              <table:table-cell table:style-name="ce184">
                <text:p text:style-name="P10"><text:span text:style-name="T8">33 / 68</text:span></text:p>
              </table:table-cell>
              <table:table-cell table:style-name="ce185">
                <text:p text:style-name="P10"><text:span text:style-name="T8">689</text:span></text:p>
              </table:table-cell>
            </table:table-row>
            <table:table-row table:style-name="ro3">
              <table:table-cell table:style-name="ce186">
                <text:p text:style-name="P11"><text:span text:style-name="T8">5 - Actuador Digital</text:span></text:p>
              </table:table-cell>
              <table:table-cell table:style-name="ce187">
                <text:p text:style-name="P11"><text:span text:style-name="T8">0 – (Led)</text:span></text:p>
              </table:table-cell>
              <table:table-cell table:style-name="ce188">
                <text:p text:style-name="P10"><text:span text:style-name="T8">0</text:span></text:p>
              </table:table-cell>
              <table:table-cell table:style-name="ce189">
                <text:p text:style-name="P10"><text:span text:style-name="T8">0</text:span></text:p>
              </table:table-cell>
              <table:table-cell table:style-name="ce190">
                <text:p text:style-name="P10"><text:span text:style-name="T8">OUTPUT</text:span></text:p>
              </table:table-cell>
              <table:table-cell table:style-name="ce191">
                <text:p text:style-name="P10"><text:span text:style-name="T8">OUTPUT</text:span></text:p>
              </table:table-cell>
              <table:table-cell table:style-name="ce192">
                <text:p text:style-name="P10"><text:span text:style-name="T8">22 / 68</text:span></text:p>
              </table:table-cell>
              <table:table-cell table:style-name="ce193">
                <text:p text:style-name="P10"><text:span text:style-name="T8">774</text:span></text:p>
              </table:table-cell>
            </table:table-row>
            <table:table-row table:style-name="ro3">
              <table:table-cell table:style-name="ce194">
                <text:p text:style-name="P11"><text:span text:style-name="T8">5 - Actuador Digital</text:span></text:p>
              </table:table-cell>
              <table:table-cell table:style-name="ce195">
                <text:p text:style-name="P11"><text:span text:style-name="T8">1 – (Relé)</text:span></text:p>
              </table:table-cell>
              <table:table-cell table:style-name="ce196">
                <text:p text:style-name="P10"><text:span text:style-name="T8">0</text:span></text:p>
              </table:table-cell>
              <table:table-cell table:style-name="ce197">
                <text:p text:style-name="P10"><text:span text:style-name="T8">0</text:span></text:p>
              </table:table-cell>
              <table:table-cell table:style-name="ce198">
                <text:p text:style-name="P10"><text:span text:style-name="T8">OUTPUT</text:span></text:p>
              </table:table-cell>
              <table:table-cell table:style-name="ce199">
                <text:p text:style-name="P10"><text:span text:style-name="T8">OUTPUT</text:span></text:p>
              </table:table-cell>
              <table:table-cell table:style-name="ce200">
                <text:p text:style-name="P10"><text:span text:style-name="T8">15 / 68</text:span></text:p>
              </table:table-cell>
              <table:table-cell table:style-name="ce201">
                <text:p text:style-name="P10"><text:span text:style-name="T8">839</text:span></text:p>
              </table:table-cell>
            </table:table-row>
            <table:table-row table:style-name="ro3">
              <table:table-cell table:style-name="ce202">
                <text:p text:style-name="P11"><text:span text:style-name="T8">5 - Actuador Digital</text:span></text:p>
              </table:table-cell>
              <table:table-cell table:style-name="ce203">
                <text:p text:style-name="P11"><text:span text:style-name="T8">2 – (Servo)</text:span></text:p>
              </table:table-cell>
              <table:table-cell table:style-name="ce204">
                <text:p text:style-name="P10"><text:span text:style-name="T8">0</text:span></text:p>
              </table:table-cell>
              <table:table-cell table:style-name="ce205">
                <text:p text:style-name="P10"><text:span text:style-name="T8">0</text:span></text:p>
              </table:table-cell>
              <table:table-cell table:style-name="ce206">
                <text:p text:style-name="P10"><text:span text:style-name="T8">OUTPUT</text:span></text:p>
              </table:table-cell>
              <table:table-cell table:style-name="ce207">
                <text:p text:style-name="P10"><text:span text:style-name="T8">OUTPUT</text:span></text:p>
              </table:table-cell>
              <table:table-cell table:style-name="ce208">
                <text:p text:style-name="P10"><text:span text:style-name="T8">10 / 68</text:span></text:p>
              </table:table-cell>
              <table:table-cell table:style-name="ce209">
                <text:p text:style-name="P10"><text:span text:style-name="T8">893</text:span></text:p>
              </table:table-cell>
            </table:table-row>
            <table:table-row table:style-name="ro3">
              <table:table-cell table:style-name="ce210">
                <text:p text:style-name="P11"><text:span text:style-name="T8">5 - Actuador Digital</text:span></text:p>
              </table:table-cell>
              <table:table-cell table:style-name="ce211">
                <text:p text:style-name="P11"><text:span text:style-name="T8">3 – (etc.)</text:span></text:p>
              </table:table-cell>
              <table:table-cell table:style-name="ce212">
                <text:p text:style-name="P10"><text:span text:style-name="T8">0</text:span></text:p>
              </table:table-cell>
              <table:table-cell table:style-name="ce213">
                <text:p text:style-name="P10"><text:span text:style-name="T8">0</text:span></text:p>
              </table:table-cell>
              <table:table-cell table:style-name="ce214">
                <text:p text:style-name="P10"><text:span text:style-name="T8">OUTPUT</text:span></text:p>
              </table:table-cell>
              <table:table-cell table:style-name="ce215">
                <text:p text:style-name="P10"><text:span text:style-name="T8">OUTPUT</text:span></text:p>
              </table:table-cell>
              <table:table-cell table:style-name="ce216">
                <text:p text:style-name="P10"><text:span text:style-name="T8">5V</text:span></text:p>
              </table:table-cell>
              <table:table-cell table:style-name="ce217">
                <text:p text:style-name="P10"><text:span text:style-name="T8">1023</text:span></text:p>
              </table:table-cell>
            </table:table-row>
          </table:table>
          <draw:image xlink:href="Pictures/TablePreview4.svm" xlink:type="simple" xlink:show="embed" xlink:actuate="onLoad"/>
        </draw:frame>
        <presentation:notes draw:style-name="dp2">
          <draw:page-thumbnail draw:style-name="gr3" draw:layer="layout" svg:width="7.142cm" svg:height="9.524cm" svg:x="5.953cm" svg:y="1.93cm" draw:page-number="3" presentation:class="page"/>
          <draw:frame presentation:style-name="pr1" draw:layer="layout" svg:width="15.239cm" svg:height="11.43cm" svg:x="1.905cm" svg:y="12.064cm" presentation:class="notes" presentation:placeholder="true">
            <draw:text-box/>
          </draw:frame>
        </presentation:notes>
      </draw:page>
      <draw:page draw:name="page4" draw:style-name="dp1" draw:master-page-name="Default" presentation:presentation-page-layout-name="AL1T11">
        <office:forms form:automatic-focus="false" form:apply-design-mode="false"/>
        <draw:custom-shape draw:style-name="gr1" draw:text-style-name="P4" draw:layer="layout" svg:width="25.4cm" svg:height="1.277cm" svg:x="0cm" svg:y="0.423cm">
          <text:p text:style-name="P3"><text:span text:style-name="T3">red de resistencias</text:span></text:p>
          <draw:enhanced-geometry svg:viewBox="0 0 21600 21600" draw:type="mso-spt202" draw:enhanced-path="M 0 0 L 21600 0 21600 21600 0 21600 0 0 Z N"/>
        </draw:custom-shape>
        <draw:frame draw:layer="layout" svg:width="15.026cm" svg:height="8.606cm" svg:x="4.657cm" svg:y="5.08cm">
          <table:table>
            <table:table-column table:style-name="co21"/>
            <table:table-column table:style-name="co22"/>
            <table:table-column table:style-name="co21"/>
            <table:table-column table:style-name="co23"/>
            <table:table-column table:style-name="co21"/>
            <table:table-column table:style-name="co22"/>
            <table:table-column table:style-name="co21"/>
            <table:table-row table:style-name="ro4">
              <table:table-cell table:style-name="ce218"/>
              <table:table-cell table:style-name="ce219">
                <text:p text:style-name="P12"><text:span text:style-name="T10">10K</text:span></text:p>
              </table:table-cell>
              <table:table-cell table:style-name="ce220">
                <text:p text:style-name="P12"><text:span text:style-name="T10">15K</text:span></text:p>
              </table:table-cell>
              <table:table-cell table:style-name="ce221">
                <text:p text:style-name="P12"><text:span text:style-name="T10">22K</text:span></text:p>
              </table:table-cell>
              <table:table-cell table:style-name="ce222">
                <text:p text:style-name="P12"><text:span text:style-name="T10">33K</text:span></text:p>
              </table:table-cell>
              <table:table-cell table:style-name="ce223">
                <text:p text:style-name="P12"><text:span text:style-name="T10">47K</text:span></text:p>
              </table:table-cell>
              <table:table-cell table:style-name="ce224">
                <text:p text:style-name="P12"><text:span text:style-name="T10">68K</text:span></text:p>
              </table:table-cell>
            </table:table-row>
            <table:table-row table:style-name="ro5">
              <table:table-cell table:style-name="ce225">
                <text:p text:style-name="P12"><text:span text:style-name="T10">10K</text:span></text:p>
              </table:table-cell>
              <table:table-cell table:style-name="ce226">
                <text:p text:style-name="P13"><text:span text:style-name="T11">0.50</text:span></text:p>
              </table:table-cell>
              <table:table-cell table:style-name="ce227">
                <text:p text:style-name="P13"><text:span text:style-name="T11">0.40</text:span></text:p>
              </table:table-cell>
              <table:table-cell table:style-name="ce228">
                <text:p text:style-name="P13"><text:span text:style-name="T11">0.31</text:span></text:p>
              </table:table-cell>
              <table:table-cell table:style-name="ce229">
                <text:p text:style-name="P13"><text:span text:style-name="T11">0.23</text:span></text:p>
              </table:table-cell>
              <table:table-cell table:style-name="ce230">
                <text:p text:style-name="P13"><text:span text:style-name="T11">0.18</text:span></text:p>
              </table:table-cell>
              <table:table-cell table:style-name="ce231">
                <text:p text:style-name="P13"><text:span text:style-name="T11">0.13</text:span></text:p>
              </table:table-cell>
            </table:table-row>
            <table:table-row table:style-name="ro5">
              <table:table-cell table:style-name="ce232">
                <text:p text:style-name="P12"><text:span text:style-name="T10">15K</text:span></text:p>
              </table:table-cell>
              <table:table-cell table:style-name="ce233">
                <text:p text:style-name="P13"><text:span text:style-name="T11">0.60</text:span></text:p>
              </table:table-cell>
              <table:table-cell table:style-name="ce234">
                <text:p text:style-name="P13"><text:span text:style-name="T11">0.50</text:span></text:p>
              </table:table-cell>
              <table:table-cell table:style-name="ce235">
                <text:p text:style-name="P13"><text:span text:style-name="T11">0.41</text:span></text:p>
              </table:table-cell>
              <table:table-cell table:style-name="ce236">
                <text:p text:style-name="P13"><text:span text:style-name="T11">0.31</text:span></text:p>
              </table:table-cell>
              <table:table-cell table:style-name="ce237">
                <text:p text:style-name="P13"><text:span text:style-name="T11">0.24</text:span></text:p>
              </table:table-cell>
              <table:table-cell table:style-name="ce238">
                <text:p text:style-name="P13"><text:span text:style-name="T11">0.18</text:span></text:p>
              </table:table-cell>
            </table:table-row>
            <table:table-row table:style-name="ro4">
              <table:table-cell table:style-name="ce239">
                <text:p text:style-name="P12"><text:span text:style-name="T10">22K</text:span></text:p>
              </table:table-cell>
              <table:table-cell table:style-name="ce240">
                <text:p text:style-name="P13"><text:span text:style-name="T11">0.69</text:span></text:p>
              </table:table-cell>
              <table:table-cell table:style-name="ce241">
                <text:p text:style-name="P13"><text:span text:style-name="T11">0.59</text:span></text:p>
              </table:table-cell>
              <table:table-cell table:style-name="ce242">
                <text:p text:style-name="P13"><text:span text:style-name="T11">0.50</text:span></text:p>
              </table:table-cell>
              <table:table-cell table:style-name="ce243">
                <text:p text:style-name="P13"><text:span text:style-name="T11">0.40</text:span></text:p>
              </table:table-cell>
              <table:table-cell table:style-name="ce244">
                <text:p text:style-name="P13"><text:span text:style-name="T11">0.32</text:span></text:p>
              </table:table-cell>
              <table:table-cell table:style-name="ce245">
                <text:p text:style-name="P13"><text:span text:style-name="T11">0.24</text:span></text:p>
              </table:table-cell>
            </table:table-row>
            <table:table-row table:style-name="ro5">
              <table:table-cell table:style-name="ce246">
                <text:p text:style-name="P12"><text:span text:style-name="T10">33K</text:span></text:p>
              </table:table-cell>
              <table:table-cell table:style-name="ce247">
                <text:p text:style-name="P13"><text:span text:style-name="T11">0.77</text:span></text:p>
              </table:table-cell>
              <table:table-cell table:style-name="ce248">
                <text:p text:style-name="P13"><text:span text:style-name="T11">0.69</text:span></text:p>
              </table:table-cell>
              <table:table-cell table:style-name="ce249">
                <text:p text:style-name="P13"><text:span text:style-name="T11">0.60</text:span></text:p>
              </table:table-cell>
              <table:table-cell table:style-name="ce250">
                <text:p text:style-name="P13"><text:span text:style-name="T11">0.50</text:span></text:p>
              </table:table-cell>
              <table:table-cell table:style-name="ce251">
                <text:p text:style-name="P13"><text:span text:style-name="T11">0.41</text:span></text:p>
              </table:table-cell>
              <table:table-cell table:style-name="ce252">
                <text:p text:style-name="P13"><text:span text:style-name="T11">0.33</text:span></text:p>
              </table:table-cell>
            </table:table-row>
            <table:table-row table:style-name="ro5">
              <table:table-cell table:style-name="ce253">
                <text:p text:style-name="P12"><text:span text:style-name="T10">47K</text:span></text:p>
              </table:table-cell>
              <table:table-cell table:style-name="ce254">
                <text:p text:style-name="P13"><text:span text:style-name="T11">0.82</text:span></text:p>
              </table:table-cell>
              <table:table-cell table:style-name="ce255">
                <text:p text:style-name="P13"><text:span text:style-name="T11">0.76</text:span></text:p>
              </table:table-cell>
              <table:table-cell table:style-name="ce256">
                <text:p text:style-name="P13"><text:span text:style-name="T11">0.68</text:span></text:p>
              </table:table-cell>
              <table:table-cell table:style-name="ce257">
                <text:p text:style-name="P13"><text:span text:style-name="T11">0.59</text:span></text:p>
              </table:table-cell>
              <table:table-cell table:style-name="ce258">
                <text:p text:style-name="P13"><text:span text:style-name="T11">0.50</text:span></text:p>
              </table:table-cell>
              <table:table-cell table:style-name="ce259">
                <text:p text:style-name="P13"><text:span text:style-name="T11">0.41</text:span></text:p>
              </table:table-cell>
            </table:table-row>
            <table:table-row table:style-name="ro4">
              <table:table-cell table:style-name="ce260">
                <text:p text:style-name="P12"><text:span text:style-name="T10">68K</text:span></text:p>
              </table:table-cell>
              <table:table-cell table:style-name="ce261">
                <text:p text:style-name="P13"><text:span text:style-name="T11">0.87</text:span></text:p>
              </table:table-cell>
              <table:table-cell table:style-name="ce262">
                <text:p text:style-name="P13"><text:span text:style-name="T11">0.82</text:span></text:p>
              </table:table-cell>
              <table:table-cell table:style-name="ce263">
                <text:p text:style-name="P13"><text:span text:style-name="T11">0.76</text:span></text:p>
              </table:table-cell>
              <table:table-cell table:style-name="ce264">
                <text:p text:style-name="P13"><text:span text:style-name="T11">0.67</text:span></text:p>
              </table:table-cell>
              <table:table-cell table:style-name="ce265">
                <text:p text:style-name="P13"><text:span text:style-name="T11">0.59</text:span></text:p>
              </table:table-cell>
              <table:table-cell table:style-name="ce266">
                <text:p text:style-name="P13"><text:span text:style-name="T11">0.50</text:span></text:p>
              </table:table-cell>
            </table:table-row>
          </table:table>
          <draw:image xlink:href="Pictures/TablePreview5.svm" xlink:type="simple" xlink:show="embed" xlink:actuate="onLoad"/>
        </draw:frame>
        <presentation:notes draw:style-name="dp2">
          <draw:page-thumbnail draw:style-name="gr3" draw:layer="layout" svg:width="7.142cm" svg:height="9.524cm" svg:x="5.953cm" svg:y="1.93cm" draw:page-number="4" presentation:class="page"/>
          <draw:frame presentation:style-name="pr1" draw:layer="layout" svg:width="15.239cm" svg:height="11.43cm" svg:x="1.905cm" svg:y="12.064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1" draw:text-style-name="P4" draw:layer="layout" svg:width="25.4cm" svg:height="1.277cm" svg:x="0cm" svg:y="0.423cm">
          <text:p text:style-name="P3"><text:span text:style-name="T3">Protocolo de comunicación: implementación final</text:span></text:p>
          <draw:enhanced-geometry svg:viewBox="0 0 21600 21600" draw:type="mso-spt202" draw:enhanced-path="M 0 0 L 21600 0 21600 21600 0 21600 0 0 Z N"/>
        </draw:custom-shape>
        <draw:custom-shape draw:style-name="gr4" draw:text-style-name="P4" draw:layer="layout" svg:width="24.554cm" svg:height="9.165cm" svg:x="0.423cm" svg:y="2.117cm">
          <text:p text:style-name="P14"><text:span text:style-name="T5">Finalmente se optó por un lenguaje orientado a bytes y en capas, que consiste en la implementación del protocolo USB4ALL sobre serial, agrgándole una capa inferior, que llamaremos el “encapsulado”. </text:span></text:p>
          <text:p text:style-name="P14"><text:span text:style-name="T5">El encapsulado consiste en agregar 2 bytes al comienzo: SYNC (0xFF) y LARGO, y uno al final, checksum, así como el “escapeado” del cuerpo del mensaje. El escapeado consiste en insertar un byte 0xFE (ESCAPE) antes de cualquier ocurrencia de 0xFF o del propio 0xFE. Esto hace que el largo declarado en el encapsulado y el declarado en el mensaje USB4ALL, difieran. Al ser el primero “exclusivo” y el segundo “inclusivo”, su diferencia es exactamente el número de “ESCAPES” insertados. El checksum también es exclusivo, y se calcula como la suma de todos los bytes del cuerpo del mensaje (incluidos los ESCAPEs) “recortada” a 7 bits, para evitar que se confunda con alguno de los bytes “especiales”.</text:span></text:p>
          <text:p text:style-name="P14"><text:span text:style-name="T5">Dentro de este encapsulado viaja el mensaje USB4ALL, que consta de un nuevo encabezado, más el mensaje propiamente dicho. Este nuevo encabezado se compone de 3 bytes: “handler” indica hacia qué dispositivo va dirigido el mensaje, “len” indica el largo (pero esta vez en forma inclusiva, es decir, incluye los 3 bytes de encabezado), y el tercer byte no se utiliza, probablemtente una reserva para futuras versiones del protocolo. Cabe destacar que “handler” es un número de 5 bits que va “shifteado” 3 lugares a la derecha, dejando los 3 bits más bajos libres, talvez para algún tipo de señalización.</text:span></text:p>
          <text:p text:style-name="P14"><text:span text:style-name="T5">Finalmente, el mensaje propiamente dicho es de formato libre, y su interpretación está a cargo de cada handler o dispositivo receptor. Por ejemplo, en el caso de un sistema de movimiento, el primer byte podría ser la instrucción (avanzar, girar, detenerse), y los siguientes la velocidad, los pasos, etc., etc. </text:span></text:p>
          <draw:enhanced-geometry svg:viewBox="0 0 21600 21600" draw:type="mso-spt202" draw:enhanced-path="M 0 0 L 21600 0 21600 21600 0 21600 0 0 Z N"/>
        </draw:custom-shape>
        <draw:g>
          <draw:custom-shape draw:style-name="gr5" draw:text-style-name="P4" draw:layer="layout" svg:width="23.706cm" svg:height="3.387cm" svg:x="0.847cm" svg:y="12.065cm">
            <text:p/>
            <draw:enhanced-geometry svg:viewBox="0 0 21600 21600" draw:type="rectangle" draw:enhanced-path="M 0 0 L 21600 0 21600 21600 0 21600 0 0 Z N"/>
          </draw:custom-shape>
          <draw:custom-shape draw:style-name="gr6" draw:text-style-name="P4" draw:layer="layout" svg:width="2.54cm" svg:height="2.54cm" svg:x="1.27cm" svg:y="12.488cm">
            <text:p text:style-name="P15"><text:span text:style-name="T6">SYNC</text:span></text:p>
            <text:p text:style-name="P15"><text:span text:style-name="T5">(0xFF)</text:span></text:p>
            <draw:enhanced-geometry svg:viewBox="0 0 21600 21600" draw:type="rectangle" draw:enhanced-path="M 0 0 L 21600 0 21600 21600 0 21600 0 0 Z N"/>
          </draw:custom-shape>
          <draw:custom-shape draw:style-name="gr6" draw:text-style-name="P4" draw:layer="layout" svg:width="2.54cm" svg:height="2.54cm" svg:x="3.81cm" svg:y="12.488cm">
            <text:p text:style-name="P15"><text:span text:style-name="T6">LARGO</text:span></text:p>
            <text:p text:style-name="P15"><text:span text:style-name="T5">(no inc.)</text:span></text:p>
            <draw:enhanced-geometry svg:viewBox="0 0 21600 21600" draw:type="rectangle" draw:enhanced-path="M 0 0 L 21600 0 21600 21600 0 21600 0 0 Z N"/>
          </draw:custom-shape>
          <draw:custom-shape draw:style-name="gr7" draw:text-style-name="P4" draw:layer="layout" svg:width="14.394cm" svg:height="2.54cm" svg:x="6.773cm" svg:y="12.488cm">
            <text:p/>
            <draw:enhanced-geometry svg:viewBox="0 0 21600 21600" draw:type="rectangle" draw:enhanced-path="M 0 0 L 21600 0 21600 21600 0 21600 0 0 Z N"/>
          </draw:custom-shape>
          <draw:custom-shape draw:style-name="gr8" draw:text-style-name="P4" draw:layer="layout" svg:width="1.905cm" svg:height="1.693cm" svg:x="7.197cm" svg:y="12.912cm">
            <text:p text:style-name="P15"><text:span text:style-name="T4">handler</text:span></text:p>
            <text:p text:style-name="P15"><text:span text:style-name="T5">(&lt;&lt;3)</text:span></text:p>
            <draw:enhanced-geometry svg:viewBox="0 0 21600 21600" draw:type="rectangle" draw:enhanced-path="M 0 0 L 21600 0 21600 21600 0 21600 0 0 Z N"/>
          </draw:custom-shape>
          <draw:custom-shape draw:style-name="gr9" draw:text-style-name="P4" draw:layer="layout" svg:width="7.831cm" svg:height="1.693cm" svg:x="12.912cm" svg:y="12.912cm">
            <text:p/>
            <draw:enhanced-geometry svg:viewBox="0 0 21600 21600" draw:type="rectangle" draw:enhanced-path="M 0 0 L 21600 0 21600 21600 0 21600 0 0 Z N"/>
          </draw:custom-shape>
          <draw:custom-shape draw:style-name="gr10" draw:text-style-name="P4" draw:layer="layout" svg:width="1.482cm" svg:height="1.27cm" svg:x="13.123cm" svg:y="13.123cm">
            <text:p text:style-name="P15"><text:span text:style-name="T12">instruc</text:span></text:p>
            <draw:enhanced-geometry svg:viewBox="0 0 21600 21600" draw:type="rectangle" draw:enhanced-path="M 0 0 L 21600 0 21600 21600 0 21600 0 0 Z N"/>
          </draw:custom-shape>
          <draw:line draw:style-name="gr11" draw:text-style-name="P16" draw:layer="layout" svg:x1="1.482cm" svg:y1="17.357cm" svg:x2="1.482cm" svg:y2="15.663cm">
            <text:p/>
          </draw:line>
          <draw:custom-shape draw:style-name="gr4" draw:text-style-name="P4" draw:layer="layout" svg:width="4.657cm" svg:height="0.853cm" svg:x="1.058cm" svg:y="17.357cm">
            <text:p text:style-name="P17"><text:span text:style-name="T13">ENCAPSULADO</text:span></text:p>
            <draw:enhanced-geometry svg:viewBox="0 0 21600 21600" draw:type="mso-spt202" draw:enhanced-path="M 0 0 L 21600 0 21600 21600 0 21600 0 0 Z N"/>
          </draw:custom-shape>
          <draw:custom-shape draw:style-name="gr6" draw:text-style-name="P4" draw:layer="layout" svg:width="2.54cm" svg:height="2.54cm" svg:x="21.59cm" svg:y="12.488cm">
            <text:p text:style-name="P15"><text:span text:style-name="T6">checksum</text:span></text:p>
            <text:p text:style-name="P15"><text:span text:style-name="T5">(7 bits)</text:span></text:p>
            <draw:enhanced-geometry svg:viewBox="0 0 21600 21600" draw:type="rectangle" draw:enhanced-path="M 0 0 L 21600 0 21600 21600 0 21600 0 0 Z N"/>
          </draw:custom-shape>
          <draw:line draw:style-name="gr12" draw:text-style-name="P16" draw:layer="layout" svg:x1="7.408cm" svg:y1="16.509cm" svg:x2="7.408cm" svg:y2="14.816cm">
            <text:p/>
          </draw:line>
          <draw:custom-shape draw:style-name="gr4" draw:text-style-name="P4" draw:layer="layout" svg:width="4.445cm" svg:height="0.853cm" svg:x="6.773cm" svg:y="16.51cm">
            <text:p text:style-name="P17"><text:span text:style-name="T14">MSG USB4ALL</text:span></text:p>
            <draw:enhanced-geometry svg:viewBox="0 0 21600 21600" draw:type="mso-spt202" draw:enhanced-path="M 0 0 L 21600 0 21600 21600 0 21600 0 0 Z N"/>
          </draw:custom-shape>
          <draw:custom-shape draw:style-name="gr8" draw:text-style-name="P4" draw:layer="layout" svg:width="1.693cm" svg:height="1.693cm" svg:x="9.102cm" svg:y="12.912cm">
            <text:p text:style-name="P15"><text:span text:style-name="T4">largo</text:span></text:p>
            <text:p text:style-name="P15"><text:span text:style-name="T5">(inc)</text:span></text:p>
            <draw:enhanced-geometry svg:viewBox="0 0 21600 21600" draw:type="rectangle" draw:enhanced-path="M 0 0 L 21600 0 21600 21600 0 21600 0 0 Z N"/>
          </draw:custom-shape>
          <draw:custom-shape draw:style-name="gr8" draw:text-style-name="P4" draw:layer="layout" svg:width="1.693cm" svg:height="1.693cm" svg:x="10.795cm" svg:y="12.912cm">
            <text:p text:style-name="P15"><text:span text:style-name="T4">null</text:span></text:p>
            <draw:enhanced-geometry svg:viewBox="0 0 21600 21600" draw:type="rectangle" draw:enhanced-path="M 0 0 L 21600 0 21600 21600 0 21600 0 0 Z N"/>
          </draw:custom-shape>
          <draw:line draw:style-name="gr13" draw:text-style-name="P16" draw:layer="layout" svg:x1="13.335cm" svg:y1="16.087cm" svg:x2="13.335cm" svg:y2="14.605cm">
            <text:p/>
          </draw:line>
          <draw:custom-shape draw:style-name="gr4" draw:text-style-name="P4" draw:layer="layout" svg:width="4.657cm" svg:height="1.275cm" svg:x="12.488cm" svg:y="15.875cm">
            <text:p text:style-name="P18"><text:span text:style-name="T15">MSG para el “handler” (dispositivo)</text:span></text:p>
            <draw:enhanced-geometry svg:viewBox="0 0 21600 21600" draw:type="mso-spt202" draw:enhanced-path="M 0 0 L 21600 0 21600 21600 0 21600 0 0 Z N"/>
          </draw:custom-shape>
          <draw:custom-shape draw:style-name="gr10" draw:text-style-name="P4" draw:layer="layout" svg:width="1.481cm" svg:height="1.27cm" svg:x="16.087cm" svg:y="13.123cm">
            <text:p text:style-name="P15"><text:span text:style-name="T16">dato2</text:span></text:p>
            <draw:enhanced-geometry svg:viewBox="0 0 21600 21600" draw:type="rectangle" draw:enhanced-path="M 0 0 L 21600 0 21600 21600 0 21600 0 0 Z N"/>
          </draw:custom-shape>
          <draw:custom-shape draw:style-name="gr10" draw:text-style-name="P4" draw:layer="layout" svg:width="1.482cm" svg:height="1.27cm" svg:x="14.605cm" svg:y="13.123cm">
            <text:p text:style-name="P15"><text:span text:style-name="T16">dato1</text:span></text:p>
            <draw:enhanced-geometry svg:viewBox="0 0 21600 21600" draw:type="rectangle" draw:enhanced-path="M 0 0 L 21600 0 21600 21600 0 21600 0 0 Z N"/>
          </draw:custom-shape>
          <draw:custom-shape draw:style-name="gr10" draw:text-style-name="P4" draw:layer="layout" svg:width="1.482cm" svg:height="1.27cm" svg:x="17.568cm" svg:y="13.123cm">
            <text:p text:style-name="P15"><text:span text:style-name="T16">etc.</text:span></text:p>
            <draw:enhanced-geometry svg:viewBox="0 0 21600 21600" draw:type="rectangle" draw:enhanced-path="M 0 0 L 21600 0 21600 21600 0 21600 0 0 Z N"/>
          </draw:custom-shape>
          <draw:custom-shape draw:style-name="gr10" draw:text-style-name="P4" draw:layer="layout" svg:width="1.482cm" svg:height="1.27cm" svg:x="19.05cm" svg:y="13.123cm">
            <text:p text:style-name="P15"><text:span text:style-name="T16">etc.</text:span></text:p>
            <draw:enhanced-geometry svg:viewBox="0 0 21600 21600" draw:type="rectangle" draw:enhanced-path="M 0 0 L 21600 0 21600 21600 0 21600 0 0 Z N"/>
          </draw:custom-shape>
          <draw:line draw:style-name="gr14" draw:text-style-name="P16" draw:layer="layout" svg:x1="20.955cm" svg:y1="16.932cm" svg:x2="19.897cm" svg:y2="15.027cm">
            <text:p/>
          </draw:line>
          <draw:custom-shape draw:style-name="gr4" draw:text-style-name="P4" draw:layer="layout" svg:width="2.963cm" svg:height="1.53cm" svg:x="20.532cm" svg:y="16.298cm">
            <text:p text:style-name="P19"><text:span text:style-name="T16">cuerpo del mensaje “escapeado”</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5"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marker draw:name="msArrowOpenEnd_20_8" draw:display-name="msArrowOpenEnd 8" svg:viewBox="0 0 420 315" svg:d="m210 0 210 287-63 28-147-202-147 202-63-28z"/>
    <draw:stroke-dash draw:name="Dash_20_2" draw:display-name="Dash 2" draw:style="rect" draw:dots2="1" draw:dots2-length="0.176cm" draw:distance="0.132cm"/>
    <draw:stroke-dash draw:name="Dash_20_3" draw:display-name="Dash 3" draw:style="rect" draw:dots2="1" draw:dots2-length="0.211cm" draw:distance="0.158cm"/>
    <draw:stroke-dash draw:name="Dash_20_4" draw:display-name="Dash 4"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UY"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1">
      <presentation:placeholder presentation:object="title" svg:x="2.057cm" svg:y="1.743cm" svg:width="23.911cm" svg:height="3.507cm"/>
      <presentation:placeholder presentation:object="object"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fo:language="es" fo:country="ES"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dc:creator>Pablo Gindel</dc:creator>
    <dc:date>2010-06-21T01:12:14</dc:date>
    <meta:editing-cycles>49</meta:editing-cycles>
    <meta:editing-duration>PT50H55M04S</meta:editing-duration>
    <meta:document-statistic meta:object-count="63"/>
    <meta:generator>OpenOffice.org/3.1$Linux OpenOffice.org_project/310m19$Build-9420</meta:generator>
    <meta:user-defined meta:name="Version" meta:value-type="float">1</meta:user-defined>
  </office:meta>
</office:document-meta>
</file>